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style:font-name="Iosevka NF" fo:font-size="2pt" officeooo:rsid="033c435b" officeooo:paragraph-rsid="033c435b" style:font-size-asian="2pt" style:font-size-complex="2pt"/>
    </style:style>
    <style:style style:name="P2" style:family="paragraph" style:parent-style-name="Standard">
      <style:paragraph-properties fo:text-align="start" style:justify-single-word="false"/>
      <style:text-properties style:font-name="Iosevka NF" fo:font-size="2pt" style:font-size-asian="2pt" style:font-size-complex="2pt"/>
    </style:style>
    <style:style style:name="P3" style:family="paragraph" style:parent-style-name="Standard">
      <style:paragraph-properties fo:text-align="start" style:justify-single-word="false"/>
      <style:text-properties style:font-name="Iosevka NF" fo:font-size="2pt" officeooo:paragraph-rsid="033e6399" style:font-size-asian="2pt" style:font-size-complex="2pt"/>
    </style:style>
    <style:style style:name="P4" style:family="paragraph" style:parent-style-name="Standard">
      <style:paragraph-properties fo:text-align="start" style:justify-single-word="false"/>
      <style:text-properties style:font-name="Iosevka NF" fo:font-size="2pt" officeooo:paragraph-rsid="033c435b" style:font-size-asian="2pt" style:font-size-complex="2pt"/>
    </style:style>
    <style:style style:name="P5" style:family="paragraph" style:parent-style-name="Standard">
      <style:paragraph-properties fo:text-align="start" style:justify-single-word="false"/>
      <style:text-properties style:font-name="Iosevka NF" fo:font-size="2pt" officeooo:paragraph-rsid="0343b3f4" style:font-size-asian="2pt" style:font-size-complex="2pt"/>
    </style:style>
    <style:style style:name="P6" style:family="paragraph" style:parent-style-name="Standard">
      <style:paragraph-properties fo:text-align="start" style:justify-single-word="false"/>
      <style:text-properties style:font-name="Iosevka NF" fo:font-size="2pt" officeooo:rsid="034030c8" officeooo:paragraph-rsid="034030c8" style:font-size-asian="2pt" style:font-size-complex="2pt"/>
    </style:style>
    <style:style style:name="P7" style:family="paragraph" style:parent-style-name="Standard">
      <style:paragraph-properties fo:text-align="start" style:justify-single-word="false"/>
      <style:text-properties style:font-name="Iosevka NF" fo:font-size="2pt" officeooo:rsid="034118cb" officeooo:paragraph-rsid="034118cb" style:font-size-asian="2pt" style:font-size-complex="2pt"/>
    </style:style>
    <style:style style:name="P8" style:family="paragraph" style:parent-style-name="Standard">
      <style:paragraph-properties fo:text-align="start" style:justify-single-word="false"/>
      <style:text-properties fo:color="#729fcf" loext:opacity="100%" style:font-name="Iosevka NF" fo:font-size="2pt" officeooo:paragraph-rsid="0343b3f4" style:font-size-asian="2pt" style:font-size-complex="2pt"/>
    </style:style>
    <style:style style:name="P9" style:family="paragraph" style:parent-style-name="Standard">
      <style:paragraph-properties fo:text-align="start" style:justify-single-word="false"/>
      <style:text-properties fo:color="#729fcf" loext:opacity="100%" style:font-name="Iosevka NF" fo:font-size="2pt" officeooo:rsid="0346b416" officeooo:paragraph-rsid="0346b416" style:font-size-asian="2pt" style:font-size-complex="2pt"/>
    </style:style>
    <style:style style:name="P10" style:family="paragraph" style:parent-style-name="Standard">
      <style:paragraph-properties fo:text-align="start" style:justify-single-word="false"/>
      <style:text-properties style:font-name="Iosevka NF" fo:font-size="2pt" officeooo:paragraph-rsid="0343b3f4" style:font-size-asian="2pt" style:font-size-complex="2pt"/>
    </style:style>
    <style:style style:name="P11" style:family="paragraph" style:parent-style-name="Standard">
      <style:paragraph-properties fo:text-align="start" style:justify-single-word="false"/>
      <style:text-properties fo:color="#ffa6a6" loext:opacity="100%" style:font-name="Iosevka NF" fo:font-size="2pt" officeooo:paragraph-rsid="0343b3f4" style:font-size-asian="2pt" style:font-size-complex="2pt"/>
    </style:style>
    <style:style style:name="P12" style:family="paragraph" style:parent-style-name="Standard">
      <style:paragraph-properties fo:text-align="start" style:justify-single-word="false"/>
      <style:text-properties fo:color="#729fcf" loext:opacity="100%" style:font-name="Iosevka NF" fo:font-size="2pt" officeooo:paragraph-rsid="0343b3f4" style:font-size-asian="2pt" style:font-size-complex="2pt"/>
    </style:style>
    <style:style style:name="T1" style:family="text">
      <style:text-properties fo:language="en" fo:country="US"/>
    </style:style>
    <style:style style:name="T2" style:family="text">
      <style:text-properties officeooo:rsid="03bfab92"/>
    </style:style>
    <style:style style:name="T3" style:family="text">
      <style:text-properties fo:color="#ffa6a6" loext:opacity="100%"/>
    </style:style>
    <style:style style:name="T4" style:family="text">
      <style:text-properties officeooo:rsid="03d3e723"/>
    </style:style>
    <style:style style:name="T5" style:family="text">
      <style:text-properties officeooo:rsid="03c39246"/>
    </style:style>
    <style:style style:name="T6" style:family="text">
      <style:text-properties officeooo:rsid="03c1ff12"/>
    </style:style>
    <style:style style:name="T7" style:family="text">
      <style:text-properties officeooo:rsid="03c6c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2"/>
      <text:p text:style-name="P2">Spotify. I just have history with each song and the attachment to leave them behind is scary. But ultimetly I can always screenshot and save for later listening so not much loss there. </text:p>
      <text:p text:style-name="P2"/>
      <text:p text:style-name="P2">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2"/>
      <text:p text:style-name="P2">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2"/>
      <text:p text:style-name="P2">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2"/>
      <text:p text:style-name="P2">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2"/>
      <text:p text:style-name="P2">Discord. Fuck this. I don’t communicate with anymore. As for the conversations. I really only care for the convos between me and aaron. But tbh. I know aaron wont ever delete his discord so the logs wont be gone. </text:p>
      <text:p text:style-name="P2"/>
      <text:p text:style-name="P2">Cync. Bruh. Ill get new lights. Maybe even normal lights lol.</text:p>
      <text:p text:style-name="P2"/>
      <text:p text:style-name="P2">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2"/>
      <text:p text:style-name="P2">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2"/>
      <text:p text:style-name="P2">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2"/>
      <text:p text:style-name="P2">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2"/>
      <text:p text:style-name="P2">garlic smash them on cap with spoon salt done at 430 pm stir every 30 minutes</text:p>
      <text:p text:style-name="P2"/>
      <text:p text:style-name="P2">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2"/>
      <text:p text:style-name="P2">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2"/>
      <text:p text:style-name="P2">Eay enough fine and done.</text:p>
      <text:p text:style-name="P2"/>
      <text:p text:style-name="P2">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2"/>
      <text:p text:style-name="P2">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2"/>
      <text:p text:style-name="P2">so. if I just needed to rent somewhere sd would be goated. However. Im noe in need of actually libving there. so. While no incometax states are awsome. I also need sno sales tax. </text:p>
      <text:p text:style-name="P2"/>
      <text:p text:style-name="P2">Okay. So alaska seems great all round. However rensta re kinda high.</text:p>
      <text:p text:style-name="P2"/>
      <text:p text:style-name="P2">Okay. How about. We figure out a remote job first. </text:p>
      <text:p text:style-name="P2"/>
      <text:p text:style-name="P2">so. for the sake of simplicity. Employment at a company &amp; Recidancy in a no income tax state is best. So. Pretty simple then. Find a job from any one of the no income tax states and set up an appartment po box phone nmumber drivers license passport in that state. 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p>
      <text:p text:style-name="P2"/>
      <text:p text:style-name="P2">Remote or hybrid remote. </text:p>
      <text:p text:style-name="P2">Creative or tech. </text:p>
      <text:p text:style-name="P2">No less than $20 an hour.</text:p>
      <text:p text:style-name="P2">Fulltime.</text:p>
      <text:p text:style-name="P2"/>
      <text:p text:style-name="P2">Passable public transport or biking lanes or walkable scores. </text:p>
      <text:p text:style-name="P2">Rent needs to be &gt;$500 all utilies included. </text:p>
      <text:p text:style-name="P2">Must be mexican and lgbtq+ friendly.</text:p>
      <text:p text:style-name="P2"/>
      <text:p text:style-name="P2">Rent | groceries | wifi | cellular</text:p>
      <text:p text:style-name="P2"/>
      <text:p text:style-name="P2">look through each of the no income tax states and sort by highest </text:p>
      <text:p text:style-name="P2"/>
      <text:p text:style-name="P2">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2"/>
      <text:p text:style-name="P2">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2"/>
      <text:p text:style-name="P2">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2"/>
      <text:p text:style-name="P2">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2"/>
      <text:p text:style-name="P2">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2">I want no profile. Unidentifiable. Unlinkable. A gohst. What exsacally does that mean?</text:p>
      <text:p text:style-name="P2"/>
      <text:p text:style-name="P2">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2"/>
      <text:p text:style-name="P2">Im lost and alone. I cant. You know. I constantly battle with this. Im not alone. 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p>
      <text:p text:style-name="P2"/>
      <text:p text:style-name="P2">/// TAXES \\\</text:p>
      <text:p text:style-name="P2">EARN | individual income | corporate income | payroll | capital gains </text:p>
      <text:p text:style-name="P2">BUY | sales | gross receipts | value-added | excise</text:p>
      <text:p text:style-name="P2">OWN | property | tangible personal property | estate and inheritance</text:p>
      <text:p text:style-name="P2"/>
      <text:p text:style-name="P2">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2">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2"/>
      <text:p text:style-name="P2">Whats the time line? I feel as though I have all thesee plans but no time liner. Im tyrying to do everything at once. That isnt how this works.</text:p>
      <text:p text:style-name="P2"/>
      <text:p text:style-name="P2">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2"/>
      <text:p text:style-name="P2">Reight. So its not thatg ocant trust them. I don’t trust myself. Being able to use them again I need to prove to myself a few things. </text:p>
      <text:p text:style-name="P2"/>
      <text:p text:style-name="P2">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2"/>
      <text:p text:style-name="P2">Running away? no. ther is a methond to this.</text:p>
      <text:p text:style-name="P2"/>
      <text:p text:style-name="P2">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2"/>
      <text:p text:style-name="P2">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2"/>
      <text:p text:style-name="P2">Alcohol</text:p>
      <text:p text:style-name="P2">Weed</text:p>
      <text:p text:style-name="P2">Porn</text:p>
      <text:p text:style-name="P2">Masturbation</text:p>
      <text:p text:style-name="P2">Content</text:p>
      <text:p text:style-name="P2">Games</text:p>
      <text:p text:style-name="P2"/>
      <text:p text:style-name="P2">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2"/>
      <text:p text:style-name="P2">My parents are in finacial hell. I can free them. no. free myself. Priority? Fuck. Debate. Now. All of you. Im calling everyone. We needf to debate and make a decision.</text:p>
      <text:p text:style-name="P2"/>
      <text:p text:style-name="P2">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2"/>
      <text:p text:style-name="P2">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2"/>
      <text:p text:style-name="P2">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2"/>
      <text:p text:style-name="P2">Sot hen what&gt;? Is that it. Nobodfy got anhything else. We atr just gonan say fu ck mwyk</text:p>
      <text:p text:style-name="P2"/>
      <text:p text:style-name="P2">yjay was wquick. Yall really are that bnogas. Huh. k. well. Uhh. When&gt;? Soon I know. We gotmlike what 4 months. Fuck all that shit about having 6 months pay or some shit. You know im going to be gifione; weve seen our future. We will be hraset. </text:p>
      <text:p text:style-name="P2"/>
      <text:p text:style-name="P2">Fuck ups. I work too hard for shit pay. Also. tf. South dekota. Fuck it. Im down. </text:p>
      <text:p text:style-name="P2"/>
      <text:p text:style-name="P2">Wtw them. Beasue fuckl this job. </text:p>
      <text:p text:style-name="P2"/>
      <text:p text:style-name="P2">So the perfect sqedual is the following. It doesn’t leave any time for weed alcohol porn masturbation gaming content. It is simply optimized for peak physical and mental wellbeing.</text:p>
      <text:p text:style-name="P2"/>
      <text:p text:style-name="P2">wakeup | workout | cold shower | morning routine </text:p>
      <text:p text:style-name="P2">meal 1 | work/study | meal 2 </text:p>
      <text:p text:style-name="P2">training | hot shower | night routine </text:p>
      <text:p text:style-name="P2">read | journal | meditate | go to sleep</text:p>
      <text:p text:style-name="P2"/>
      <text:p text:style-name="P2">sexuaality | aestectic | apperance | diet | fittness | phyique</text:p>
      <text:p text:style-name="P2"/>
      <text:p text:style-name="P2">secxuality. Quit porn and aamsturbation. Am I actually aatrracted to men/women <text:s/>or men/women in porn. </text:p>
      <text:p text:style-name="P2">Aestetic. All black clothing. Silver jewlery. Japanese femanine clothing</text:p>
      <text:p text:style-name="P2">appearance. Glass skin. Hunter eyebrows. Lazer hair remoavl. Bleach bussy. Healthy lips.</text:p>
      <text:p text:style-name="P2">Diet. No eating out. Modified mediterainian diet.</text:p>
      <text:p text:style-name="P2">Fittness. Stamina. Flexability. </text:p>
      <text:p text:style-name="P2">Physique. Toned body. Hourglass figure.</text:p>
      <text:p text:style-name="P2"/>
      <text:p text:style-name="P2">Bathroom</text:p>
      <text:p text:style-name="P2"/>
      <text:p text:style-name="P2">toothbrush | tooth paste | whiting strips | mouth wash | toung scraper | floss</text:p>
      <text:p text:style-name="P2">razor | nail clipper | lotion | lip balm</text:p>
      <text:p text:style-name="P2">deorderant | colone</text:p>
      <text:p text:style-name="P2">shampoo | conditioner | body wash | silicon scrubber | towel</text:p>
      <text:p text:style-name="P2">cleanser | mosturizer | reninol | sunscreen</text:p>
      <text:p text:style-name="P2">hair dryer | brush | comb</text:p>
      <text:p text:style-name="P2"/>
      <text:p text:style-name="P2">toilet paper | plunger | scrubber</text:p>
      <text:p text:style-name="P2">air freshiner | hand soap | tissues</text:p>
      <text:p text:style-name="P2">sponge | cleaning supplies</text:p>
      <text:p text:style-name="P2">first aid kit</text:p>
      <text:p text:style-name="P2"/>
      <text:p text:style-name="P2">kitchen/pantry</text:p>
      <text:p text:style-name="P2"/>
      <text:p text:style-name="P2">pot | pan | spoon | fork | knife | plate | bowl</text:p>
      <text:p text:style-name="P2">dish rack | dish soap | sponge</text:p>
      <text:p text:style-name="P2">indrediants | herbs | spices</text:p>
      <text:p text:style-name="P2">vacume | broom | mop | cleaning supplies</text:p>
      <text:p text:style-name="P2">trash can | recycle bin</text:p>
      <text:p text:style-name="P2">fridge | stove | oven | microwave | toaster | </text:p>
      <text:p text:style-name="P2"/>
      <text:p text:style-name="P2">Laundry/closet</text:p>
      <text:p text:style-name="P2">laundry detergant | basket | </text:p>
      <text:p text:style-name="P2"/>
      <text:p text:style-name="P2">okay so. We only need to focus on what to buy. The daily weekly monthly costs.</text:p>
      <text:p text:style-name="P2">Monthly is rent insurance utilies cell and wifi</text:p>
      <text:p text:style-name="P2">weekly includes groceries</text:p>
      <text:p text:style-name="P2">there isnt any daily cost besides one time purchases</text:p>
      <text:p text:style-name="P2"/>
      <text:p text:style-name="P2">income = $3,200</text:p>
      <text:p text:style-name="P2"/>
      <text:p text:style-name="P2">MONTHLY</text:p>
      <text:p text:style-name="P2">rent | renters insurance | utilites = &gt;$1000 </text:p>
      <text:p text:style-name="P2">cell | wifi = $150 </text:p>
      <text:p text:style-name="P2">groceries = $</text:p>
      <text:p text:style-name="P2"/>
      <text:p text:style-name="P2">WEEKLY</text:p>
      <text:p text:style-name="P2">food = $</text:p>
      <text:p text:style-name="P2">laundry = $</text:p>
      <text:p text:style-name="P2"/>
      <text:p text:style-name="P2">savings = ~$500</text:p>
      <text:p text:style-name="P2"/>
      <text:p text:style-name="P2">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2"/>
      <text:p text:style-name="P2">im gone. Im actrually going to do it. There are plently of places fast food and retail that are hiring. Very easily can get any one of those jobs. Now as for the pay.</text:p>
      <text:p text:style-name="P2"/>
      <text:p text:style-name="P2">Okay. Apartments are expensive asf. Im being picky as to which location bc I don’t want something that is ugly af. But at he same time.i really just need one which includes all ultiites for under 500. see. No income tax is fine. Also. My job.</text:p>
      <text:p text:style-name="P2"/>
      <text:p text:style-name="P2">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2"/>
      <text:p text:style-name="P2">This is fucking huge. Virtual postions directly fromt eh companies sites</text:p>
      <text:p text:style-name="P2"/>
      <text:p text:style-name="P2">so ive pulled up ups amazon fedex target walmart walgreens cvs lets see.</text:p>
      <text:p text:style-name="P2"/>
      <text:p text:style-name="P2">I have high hopes ic an land 1 of these. They have multiple postions so ima just apply to all of them. As soon as I land 1 I quit ups on the spot ya hear. k. lets od this. </text:p>
      <text:p text:style-name="P2"/>
      <text:p text:style-name="P2">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2"/>
      <text:p text:style-name="P2">Holy fuck. Imagine multiple remote jobs. The combinedf income being what 1500 each. 3K a month. Omfg. No income tax and no sales tax. Omfg. That monwy is mine. Rent + renters insurance + </text:p>
      <text:p text:style-name="P2"/>
      <text:p text:style-name="P2">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2"/>
      <text:p text:style-name="P2">I just don’t want to leave. The ideal of working remote maybe like 300 a week is fine. I just hate the need to travel work work. Its braindead. so. That being said. Getting this remote job and using the money to level myself up herea t home is key. </text:p>
      <text:p text:style-name="P2"/>
      <text:p text:style-name="P2">Just get a remote job. Really anything will do. Something in tech for sure. Creative is not too much appealing to me. Its fine but ehh. Tech is where I really want to go twotrrds bc it actually intrest me. Now. The whole plan of digital nomad. </text:p>
      <text:p text:style-name="P2"/>
      <text:p text:style-name="P2">All that stuff we wrote on the other doc is still valid. We can still aquire all that tech sell my pc. Thus completely getting rid of my gaming addiction. Sell my phone and replace it with a burner getting rid of my porn addiction. All that is flawless. </text:p>
      <text:p text:style-name="P2"/>
      <text:p text:style-name="P2">Remember my dad wants to sell the house in 6 ish years. We have until then to free myself and subsequently set them up to be free. </text:p>
      <text:p text:style-name="P2"/>
      <text:p text:style-name="P2">Im gettiugn ahead of myself. We hve 1 mission atm. How do I convince my parents that Im looking fro anothwer job. Fuck. I think just being upfront is best. I quit and im activly applying. And will continue apply for positions. </text:p>
      <text:p text:style-name="P2"/>
      <text:p text:style-name="P2">Let my mom and dad know that ie quit weed and alcohol and im commited to keep it that way for the forseable future. My focus right now is lanfding a jonb in tech. That is my carrear path. So yes I am currently unemplyed and sober.</text:p>
      <text:p text:style-name="P2"/>
      <text:p text:style-name="P2">Let them know I have full intentions of taking on the cell hpone bill. Going to work with my dad is actually something im considering. </text:p>
      <text:p text:style-name="P2"/>
      <text:p text:style-name="P2">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2"/>
      <text:p text:style-name="P2">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2"/>
      <text:p text:style-name="P2">With taking up 2 bills being sober from weed and alcohol my aprents surly cannot refuse my living in their hoyse right? As much as they ahet me they wont give up my proposal correct? Can 1 of you help me. Please. I need other imput. </text:p>
      <text:p text:style-name="P2"/>
      <text:p text:style-name="P2">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2"/>
      <text:p text:style-name="P2">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2"/>
      <text:p text:style-name="P2">What do we all want?</text:p>
      <text:p text:style-name="P2"/>
      <text:p text:style-name="P2">Peak physical and mental health correct?</text:p>
      <text:p text:style-name="P2"/>
      <text:p text:style-name="P2">What does that look like?</text:p>
      <text:p text:style-name="P2"/>
      <text:p text:style-name="P2">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2"/>
      <text:p text:style-name="P2">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2">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2"/>
      <text:p text:style-name="P2">RESIDANCY = </text:p>
      <text:p text:style-name="P2">EMPLOYMENT = </text:p>
      <text:p text:style-name="P2">GROSS MONTHLY INCOME = </text:p>
      <text:p text:style-name="P2">POST TAX MONTHLY INCOME = </text:p>
      <text:p text:style-name="P2"/>
      <text:p text:style-name="P2">RENT | RENTERS INSURANCE | UTILITES = &gt;$1,000</text:p>
      <text:p text:style-name="P2">CELL | WIFI = ~$150</text:p>
      <text:p text:style-name="P2">GROCERIES = ~$250</text:p>
      <text:p text:style-name="P2">FOOD = ~$400</text:p>
      <text:p text:style-name="P2">SPENDING MONEY = $</text:p>
      <text:p text:style-name="P2"/>
      <text:p text:style-name="P2">SAVINGS = $500</text:p>
      <text:p text:style-name="P2">EMERGANCY FUND = $</text:p>
      <text:p text:style-name="P2"/>
      <text:p text:style-name="P2">alright lads. Moving out is extremly costly okay. so. Linked in seems too scammy. Non of these baords seem legit nor the companies website</text:p>
      <text:p text:style-name="P2"><text:soft-page-break/></text:p>
      <text:p text:style-name="P2">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2"/>
      <text:p text:style-name="P2">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2"/>
      <text:p text:style-name="P2">Workout equipment laptop burnerphone sim plan netgear and mini pc are all 1 time purchases.</text:p>
      <text:p text:style-name="P2"/>
      <text:p text:style-name="P2">Cosmetic products meal prep clothing are all continuos purchases.</text:p>
      <text:p text:style-name="P2"/>
      <text:p text:style-name="P2">I do want to put together that travel backpack thing. Being able to carry everything I need in a single backpack would be goated. Also. I mean their isnt really a need for the faraday backpack. Thats mostly extreme parinoya. At least for now. </text:p>
      <text:p text:style-name="P2"/>
      <text:p text:style-name="P2">I mean I can techneclly preform all this rn. But nah. Lets ge the job first. Remember. The reward is weed and alcohol. Don’t forget that.</text:p>
      <text:p text:style-name="P2"/>
      <text:p text:style-name="P2">So an eletric bike is a really good optiosn for travel. Also getting a chicago transit card so that ic an move around freely. Wowzers. Im down. </text:p>
      <text:p text:style-name="P2"/>
      <text:p text:style-name="P2">Alright lit. so whats next. </text:p>
      <text:p text:style-name="P2"/>
      <text:p text:style-name="P2">What do I want to run on my homelab?</text:p>
      <text:p text:style-name="P2"/>
      <text:p text:style-name="P2">Alright cool. Now thats taken care of. Im excited to put this all together.</text:p>
      <text:p text:style-name="P2"/>
      <text:p text:style-name="P2">Okay. So ill continue refining all this. The mental framework is im a digital nomad. Right. So this means. I live with all my belongings. So I bassically have a few bags.</text:p>
      <text:p text:style-name="P2"/>
      <text:p text:style-name="P2">Bag 1 contains all my tech.</text:p>
      <text:p text:style-name="P2">Bag 2 contains all my clothing</text:p>
      <text:p text:style-name="P2">bag 3 contains all my hyguine</text:p>
      <text:p text:style-name="P2"/>
      <text:p text:style-name="P2">I have a folder containing all my legal documentation</text:p>
      <text:p text:style-name="P2"/>
      <text:p text:style-name="P2">I own a bike and transit card for my transportaion</text:p>
      <text:p text:style-name="P2"/>
      <text:p text:style-name="P2">toothpaste</text:p>
      <text:p text:style-name="P2">tooth brush</text:p>
      <text:p text:style-name="P2">floss</text:p>
      <text:p text:style-name="P2">tongue scraper</text:p>
      <text:p text:style-name="P2">mouthwash</text:p>
      <text:p text:style-name="P2"/>
      <text:p text:style-name="P2">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2"/>
      <text:p text:style-name="P2">Tech workout equipment clothing/jewlery are one time purchases. $</text:p>
      <text:p text:style-name="P2"/>
      <text:p text:style-name="P2">don’t really have a final number for this but I know its easily in the thousands.</text:p>
      <text:p text:style-name="P2"/>
      <text:p text:style-name="P2">The personal hyguine products wifi and cell are monthly purchases. $500</text:p>
      <text:p text:style-name="P2">Meal prep and laundry gas is weekly purchases. $150 x 4 $600</text:p>
      <text:p text:style-name="P2"/>
      <text:p text:style-name="P2">so a maximum of $600 a month for combined weekly expenses and $500 for monthly bills. $1,100?</text:p>
      <text:p text:style-name="P2"/>
      <text:p text:style-name="P2">Sex toys weed and alcohol are tbd but most likely monthly purchases.</text:p>
      <text:p text:style-name="P2"/>
      <text:p text:style-name="P2">I mean besides all that I don’t really need more money. To do what save it? Invest it? Thats not really me tbh. </text:p>
      <text:p text:style-name="P2"/>
      <text:p text:style-name="P2">I need to own everything and be free.</text:p>
      <text:p text:style-name="P2"/>
      <text:p text:style-name="P2">I agree that a remote job is ideal but you have to face the reality. Its isnt feasable. Working irl. Making money not doing hard labor is ideal.</text:p>
      <text:p text:style-name="P2"/>
      <text:p text:style-name="P2">Hmm. If thats the case then. Why. Isnt our whole point freedom? How exsacally does working irl, neding to drive to and from the establishment freedom? Neding to interact with blind individuals freedom? Forcing myself to wear yet another mask. </text:p>
      <text:p text:style-name="P2"/>
      <text:p text:style-name="P2">Could be. However do you honestly think that im going to get a remote job. Bc I doubt it. Sorry.i love you but you have to be honest. You cant.</text:p>
      <text:p text:style-name="P2"/>
      <text:p text:style-name="P2">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2"/>
      <text:p text:style-name="P2">/// MINI PC \\\</text:p>
      <text:p text:style-name="P2">BIOS | Coreboot</text:p>
      <text:p text:style-name="P2">Operating System | Proxomx </text:p>
      <text:p text:style-name="P2">Router Firmware | OpenWRT</text:p>
      <text:p text:style-name="P2">DNS Filter | PI-Hole</text:p>
      <text:p text:style-name="P2">VPN | Mullvad</text:p>
      <text:p text:style-name="P2">Media Server | Jellyfin</text:p>
      <text:p text:style-name="P2"/>
      <text:p text:style-name="P2">/// LAPTOP \\\</text:p>
      <text:p text:style-name="P2">BIOS | Coreboot</text:p>
      <text:p text:style-name="P2">Bare Metal OS | QubesOS</text:p>
      <text:p text:style-name="P2">Virtualized OS | ArchLinux</text:p>
      <text:p text:style-name="P2">USB OS | TailsOS</text:p>
      <text:p text:style-name="P2"/>
      <text:p text:style-name="P2">/// CODING LANGUAGES \\\</text:p>
      <text:p text:style-name="P2">Scripting | Python | Bash</text:p>
      <text:p text:style-name="P2">Web Dev | HTML | CSS | JavaScript</text:p>
      <text:p text:style-name="P2"/>
      <text:p text:style-name="P2">so, we will gather everything we need to live. For the most part ive gatherd nearly everything tech and hyguine related. I know im missing some things and I will continue to research. </text:p>
      <text:p text:style-name="P2"/>
      <text:p text:style-name="P2">/// DIET \\\</text:p>
      <text:p text:style-name="P2">/// PHYSIQUE \\\</text:p>
      <text:p text:style-name="P2">/// FITTNESS \\\</text:p>
      <text:p text:style-name="P2">/// APPEARANCE \\\</text:p>
      <text:p text:style-name="P2">/// AESTETIC \\\</text:p>
      <text:p text:style-name="P2">/// SEXUALITY \\\</text:p>
      <text:p text:style-name="P2"/>
      <text:p text:style-name="P2">/// SOBER \\\</text:p>
      <text:p text:style-name="P2">Alcohol | </text:p>
      <text:p text:style-name="P2">Weed |</text:p>
      <text:p text:style-name="P2"/>
      <text:p text:style-name="P2">alright. We have 1 goal. Aapply to all these target jobs before I got to sleep. This 1 application is taking for ever</text:p>
      <text:p text:style-name="P2"/>
      <text:p text:style-name="P2">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p>
      <text:p text:style-name="P2"/>
      <text:p text:style-name="P2">Tree sun bird bug</text:p>
      <text:p text:style-name="P2"/>
      <text:p text:style-name="P2">so then whats the play? Well I mean we acould just not get high ya know. Its not liike thatl takw that long ya know? Or what? </text:p>
      <text:p text:style-name="P2"/>
      <text:p text:style-name="P2">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profiles im closer to freedom. Now for stage 3. it begins with buying land. This part is hazy for being so far intot he future. However. The premiss is to buy land and build a compound. Again. Its hazy. So these details are subject to change. </text:p>
      <text:p text:style-name="P2"/>
      <text:p text:style-name="P2">/// 1 \\\</text:p>
      <text:p text:style-name="P2"/>
      <text:p text:style-name="P2">- secure irl job close to home which pulls in a minimum of $300 a week</text:p>
      <text:p text:style-name="P2">- force myself onto the perfect sqedual</text:p>
      <text:p text:style-name="P2">- use income to purchase all nessecary items for backpack</text:p>
      <text:p text:style-name="P2"/>
      <text:p text:style-name="P2">/// 2 \\\</text:p>
      <text:p text:style-name="P2"/>
      <text:p text:style-name="P2">- secure a remote postion making a minimum of $2,000 amount of money a month</text:p>
      <text:p text:style-name="P2">- dissociate anthony hernandez profile to rapid city sd</text:p>
      <text:p text:style-name="P2">- dissociate x profile to my parents home</text:p>
      <text:p text:style-name="P2"/>
      <text:p text:style-name="P2">/// 3 \\\</text:p>
      <text:p text:style-name="P2"/>
      <text:p text:style-name="P2">- become overemployed</text:p>
      <text:p text:style-name="P2">- save all my money</text:p>
      <text:p text:style-name="P2">- travel the world</text:p>
      <text:p text:style-name="P2"/>
      <text:p text:style-name="P2">/// 4 \\\</text:p>
      <text:p text:style-name="P2"/>
      <text:p text:style-name="P2">- buy land</text:p>
      <text:p text:style-name="P2">- build compound</text:p>
      <text:p text:style-name="P2"/>
      <text:p text:style-name="P2">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2"/>
      <text:p text:style-name="P2">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2"/>
      <text:p text:style-name="P2">I wwant weed. How many at this point have I said this. Why don’t we do it then? I mean. We could? Whats the issue then? Quite possibly perhaps maybe. See. Even if we gewt this target job. The eprfetc sqedual. Achive our goals fast ya know along witht hat backpack. So then and only then will I have proved that im capapcle of handling weed? 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p>
      <text:p text:style-name="P2"/>
      <text:p text:style-name="P2">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p>
      <text:p text:style-name="P2"/>
      <text:p text:style-name="P2">What happened? Why do I feel so shit today? Hopeless. Alone. Why. I was fine yesturda. no. no I wasnt. I wa sleeping all day yesterday. What. I stayed up to 2. omfg.</text:p>
      <text:p text:style-name="P2"/>
      <text:p text:style-name="P2">Okay. Im back. Alright. So recap bc you’re probably lost. I was falling back into a dangerous mindset. One of pain and sorrow. 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p>
      <text:p text:style-name="P2"/>
      <text:p text:style-name="P2">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2"/>
      <text:p text:style-name="P2">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2"/>
      <text:p text:style-name="P2">/// FARADAY \\\</text:p>
      <text:p text:style-name="P2">Backpack | SLNT E3</text:p>
      <text:p text:style-name="P2"/>
      <text:p text:style-name="P2">listen this backpack has high promise but its too small. I am going for a 1 backpack solution. Everything I need. Remember this is my TO-GO bag so to speak. In a crisis situation I need to grab this backpack and leave and be rest assured I have everything I need to survive. Im going to need more than 30L that this bag offers. I can always buy seperate faraday bags to store all my tech. 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I mean ill keep refining the list</text:p>
      <text:p text:style-name="P2"/>
      <text:p text:style-name="P2">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2"/>
      <text:p text:style-name="P2">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Working this shit job until I complete both and then begin phase 2. honestly it would likely take 3 ish months saving 1000 each month to complete the plan. </text:p>
      <text:p text:style-name="P2"/>
      <text:p text:style-name="P2">The prefect sqedual I agree is perfect. If im not working im studying. Beautiful also the entire day is planned out for progress. Efficently prefecting myself. Being able to affor this lifestyle is easy. 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p>
      <text:p text:style-name="P2"/>
      <text:p text:style-name="P2">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2"/>
      <text:p text:style-name="P2">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2"/>
      <text:p text:style-name="P2">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2"/>
      <text:p text:style-name="P2">So why retail? Not physically demanding. I mean thats bassically it. I aint tryna do labor. I just want to work get my check and leave. Retail offers that. Yes management will be horrible. Yes dealing with idiot customers will be painful. 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p>
      <text:p text:style-name="P2"/>
      <text:p text:style-name="P2">“free time” aka getting high off weed, pleasuring myself sexually, consuming mindless media, playing pointness video games, or part-taking in disengenuous social interactions.</text:p>
      <text:p text:style-name="P2"/>
      <text:p text:style-name="P2">we agreed that we wont continue playing video games. Remember? We loose we feel like shit, we win we feel nothing. Single player games are painfully boring. Alrgiht I agree. Whats next? Okay so I removed some. All I have now is weed sex music content. So in total working an 8 hour shift I have 3 hours for these activites. Okay. so. I just looked up porn on my pc and immetly want to masturbate but bc I put my phone away I no longer have the urge. I still want too but wihtout my phone I cant. Rip. Just started a game of overwatch to take my mind off it. </text:p>
      <text:p text:style-name="P2"/>
      <text:p text:style-name="P2">holy fuck. Ive been right this entire time. The detachment from society. This backwords society. Being 100% self sufficient. Completly independent of the machine. Ive talked about this. I have been right this entire time. Everyone around me has been viewing me as crazy. Listen. We might have to reevaluate our plans. I know we feen for weed. But tbh im starting to see something. The couruption. The hyjacking of my mind. I want to go back to enslavment. Weed? Enslavement? How? Unless we gain control over the high state? Is that not what we examined? Otherwise what is the point? Perhaps it makes sense that we reframe from weed for a while. Were aproaching 70 days. We need to go longer. Something is different about weed compared to alcohol. Im struggling to let go? Why? At this point in my alcohol sobriety journey I was able to let go. With weed I cant. Is it just a mental framework issue? Do I need to tell myself its over? I have havent I? Ive told myself in recent weeks and days that the reintgration of weed is something im all for. Because it “helps” me. What exsacly is it helping? I mean ive been able to sustain myself so far. I mean for the most part its not like ive fixed my life. I still have the same shitty diet. No fittness progress. Bad mental habits. Porn and gaming addictions. The whole reason is the perfect sqedual right? </text:p>
      <text:p text:style-name="P2"/>
      <text:p text:style-name="P2">So we get 2 paid 15 minute breaks and a 30 minute unpaid lunch. Not bad tbh. 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p>
      <text:p text:style-name="P2"/>
      <text:p text:style-name="P2">What is this. Why am I like this. Why cant I make decisions. Im not going toget this target job. Im not confident. So anyways. Back to the drawing board. I just</text:p>
      <text:p text:style-name="P2"/>
      <text:p text:style-name="P2">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p>
      <text:p text:style-name="P2"/>
      <text:p text:style-name="P2">So based off the refinerys website im able to buy a total of 30 packs worth of Sativa+Indica+Hybrid edibles for just about $200. Each pack of edibles contains 10 20mg gummies. Thats a total of 300 edibles. That is nearly 1 edible every day for an entire year or 2 edibles a day for half a year. 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p>
      <text:p text:style-name="P2"/>
      <text:p text:style-name="P2">Vaping flower and eating edibles are my final decision. 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So back when I was using heavily id use 1/8th of weed in a week. Following that same method id finish an ounce in 2 months using combustion methods. 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p>
      <text:p text:style-name="P2"/>
      <text:p text:style-name="P2">The estimated cost for the edibles+flower is something like $600 minimum every 6 months. So how about 1 trip a year? I mean. Being 100% real. Im still addicted. Researching this deep into this has made me realize im still addicted. This is just a prolonged tolerance break. 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Completion of the above things allows me to actually see if I need or want weed back into my life.</text:p>
      <text:p text:style-name="P2"/>
      <text:p text:style-name="P2">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I don’t want cashire right? That sounds horible tbh. I just want tos tock and be by myself maybe and help customers occasionally.</text:p>
      <text:p text:style-name="P2"/>
      <text:p text:style-name="P2">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2"/>
      <text:p text:style-name="P2">I am capable of surviving in the Hottest Desterts - Coldest Plains - Tallest Mountains - Deepest Oceans - Wettest Jungles – muddyest swamps – Densest Forests – to anywhere in between.</text:p>
      <text:p text:style-name="P2"/>
      <text:p text:style-name="P2">See, all I want is complete independence. Never having to rely on anyone for my survival. Our owners have based their entire power structure over complete control of our need to survive. Paywalled our food, water, housing, medicine, eductaion, transportation, communications etc etc etc. Forced us all into a <text:s/>meaningless ; outright pathetic existance. Their constant redefinition of vocabulary to compliment their rein over everyone. No matter if you’re the billionairs or penniesairs of the world we are all treated the exsact same. The higher you climb their thorn infested ladder the more free you come. Look at all these great thing I can buy. My new house, car, degree, kids etc etc etc. You are the owned ; you don’t own anything. The moment you act out of line ; gone is your entire way of life.</text:p>
      <text:p text:style-name="P2"/>
      <text:p text:style-name="P2">So is that it? I just need to detach? Itsnt that also called enlighenment. I mean I guess. Dude im so comfortable being in silance. Just sitting doing nothing is blissfull. Taking every though and expanding on it. Thinking out loud for clarification. Im not addicted to my phone. Again. I only use it for porn and communicating with my immediet family. As for any other tech addictions. Yeah. I enjoy tinkering with my system. Learning about new tech is always reviting for me.having a laptop is key. Not a powerfull one because im not trying to do anything crazy. Even with my highend pc I still don’t record any gameplay. I could get more storage but nah. Im not interested in creating content. I might be interested in making some sort of income from the internet. But now right now. All I want right now is the perfect sqedual and the 1 backpack. Thats the equation. I need to be capable of performing everything nessecary for the perfect sqedual in 1 backpack. Wow. Thats a great frame of referance. </text:p>
      <text:p text:style-name="P2"/>
      <text:p text:style-name="P2">Everything required for the perfect sqedual must fit inside 1 backpack.</text:p>
      <text:p text:style-name="P2"/>
      <text:p text:style-name="P2"/>
      <text:p text:style-name="P2"/>
      <text:p text:style-name="P2"><text:tab/></text:p>
      <text:p text:style-name="P2">Too fucking many SNIPES</text:p>
      <text:p text:style-name="P2">im good t-mobile &amp; verizon &amp; AT&amp;T</text:p>
      <text:p text:style-name="P2"/>
      <text:p text:style-name="P2"><text:tab/>N/A H&amp;M</text:p>
      <text:p text:style-name="P2"><text:tab/>N/A KOHL’S</text:p>
      <text:p text:style-name="P2"><text:tab/>N/A Apple</text:p>
      <text:p text:style-name="P2"><text:tab/>N/A Dicks Sporting Goods</text:p>
      <text:p text:style-name="P2"/>
      <text:p text:style-name="P2"><text:tab/>ASSESMENT AMC Theaters</text:p>
      <text:p text:style-name="P2"><text:tab/>ASSESMENT ROSS</text:p>
      <text:p text:style-name="P2"/>
      <text:p text:style-name="P2"><text:tab/>#Athleta</text:p>
      <text:p text:style-name="P2"><text:tab/>#Banna Republic</text:p>
      <text:p text:style-name="P2"><text:tab/>#GAP</text:p>
      <text:p text:style-name="P2"><text:tab/>#Old Navy</text:p>
      <text:p text:style-name="P2"><text:tab/>#Foot Locker</text:p>
      <text:p text:style-name="P2"><text:tab/>#JCPenny</text:p>
      <text:p text:style-name="P2"><text:tab/>#Lids</text:p>
      <text:p text:style-name="P2"><text:tab/>#TJMAX</text:p>
      <text:p text:style-name="P2"><text:tab/>#FOREVER 21</text:p>
      <text:p text:style-name="P2"><text:tab/>#HOT TOPIC</text:p>
      <text:p text:style-name="P2"><text:tab/>#Michaels</text:p>
      <text:p text:style-name="P2"><text:tab/>#Gamestop</text:p>
      <text:p text:style-name="P2">Holister</text:p>
      <text:p text:style-name="P2">Aeropostal</text:p>
      <text:p text:style-name="P2">Spensers</text:p>
      <text:p text:style-name="P2">Express</text:p>
      <text:p text:style-name="P2">American Egal</text:p>
      <text:p text:style-name="P2">Barnes&amp;Nobal</text:p>
      <text:p text:style-name="P2"><text:soft-page-break/>Escape The Room</text:p>
      <text:p text:style-name="P2">Levis</text:p>
      <text:p text:style-name="P2">Macys</text:p>
      <text:p text:style-name="P2">Nordtrom</text:p>
      <text:p text:style-name="P2">Pshyco Bunny</text:p>
      <text:p text:style-name="P2">Vans</text:p>
      <text:p text:style-name="P2">Addidas</text:p>
      <text:p text:style-name="P2">LEGO</text:p>
      <text:p text:style-name="P2">MARIANOS</text:p>
      <text:p text:style-name="P2"/>
      <text:p text:style-name="P2"/>
      <text:p text:style-name="P2"/>
      <text:p text:style-name="P2">okay here I go again ranting about the same thing. Ive already agreed tot he perfect sqedual the 1 backpack and now the reintuduction of weed and the use of sex toys. I still have a few thigns to discuss. My porn and gaming addictions. Now. Remember we were able to determain that my porn addcition is a result of my phone. And gaming is a result of a capable pc. Hense why we agreeed to get rid of them. Interesting. Fuck. You may be correct. How? I guess it is a factorfo asking this question again. Do I actually enjoy porn and gaming or is it the feeling of enjoyment something I force myself to belive. Porn is enjoyable bc of the imagination of various senarios. Toys fix that tho. Damn. Alright gaming. I “enjoy” it? Maybe not. I play them sure, but enjoy maybe not. Id say I enjoyed them morewhen I had irl people to play with. Event hat short segment of playing with online friends. Okay, so I still need to quit porn and gmaing. Got it. Ill work on it. My other bad habit, eating out/eating in. im already not eating frozen meals. Hopefully my mom doesn’t buy frozen pizzas again because eim certain I lack the strength to resist. Im eating a lot more at home. I resisted the urge to buy gas station today. I think ill continue this trend. I know I made a promise to myself that id only eat out if it was free. However I broke that many times since I made that agreement. Now. Eating a lot more of what my parents cook has ben helping a lot. Not saying I enjoy iy but its much more nutrient than eating out. My fittness has made no progress. Namely I want to work on lower body. Upper body is whatever. So what to do on my “free time”. Get high, masturbate, consume media, *GAME/PORN*</text:p>
      <text:p text:style-name="P2"/>
      <text:p text:style-name="P2">/// MUSIC \\\</text:p>
      <text:p text:style-name="P2">Alan Walker</text:p>
      <text:p text:style-name="P2">TheFatRat</text:p>
      <text:p text:style-name="P2"/>
      <text:p text:style-name="P2">/// PODCASTS \\\</text:p>
      <text:p text:style-name="P2">Joe Rogan</text:p>
      <text:p text:style-name="P2"/>
      <text:p text:style-name="P2">/// GAMING \\\</text:p>
      <text:p text:style-name="P2">Overwatch</text:p>
      <text:p text:style-name="P2">Wizard 101</text:p>
      <text:p text:style-name="P2"/>
      <text:p text:style-name="P2">/// YOUTUBE \\\</text:p>
      <text:p text:style-name="P2">Technology</text:p>
      <text:p text:style-name="P2">Privacy</text:p>
      <text:p text:style-name="P2">Security</text:p>
      <text:p text:style-name="P2">Linux</text:p>
      <text:p text:style-name="P2">Coding</text:p>
      <text:p text:style-name="P2">Software</text:p>
      <text:p text:style-name="P2">Hardware</text:p>
      <text:p text:style-name="P2"/>
      <text:p text:style-name="P2">I just did it. I masturbated without porn. Using my imagination. I lasted maybe less than 5 minutes. Ngl it took me a bit to get hard. The senario I imagined was alissa next to me on my bed and she asked to touch my penis afterwrds I pulled her to all fours and told her to spit on it and put it in her mouth. All while I stared at her ass in jeans and rubbed her fine butt. Then I was picking up alissa for school and taking her to the highway where she climbed in front of my seat and was giving me a blowjob. Then I pulled over and told her im going to fuck you. I pulled her up onto me with her pants and panties removed. She slid my dick inside her extremly wet pussy. I said to her your so wet from sucking my dick. She was so tight. She began ridin me a bit then I pulled her close and fucked her hard and fast. She was numb and moaning. I stopped and she said no keep going im going to cum. I then repositioned myself and went 100%.she yelled im cumming and I came inside her at the same time. </text:p>
      <text:p text:style-name="P2"/>
      <text:p text:style-name="P2">Tbh its highkey fucked upped I imagined my neice but I cant help it, shes so hot. Anyways thats it. Dude. I can imagine how absolutly wonderful using my sex toys would be for imagining me fucking her. Anyways. After or as I came I also imagined alice delish. Only a few frames tho. Looking at porn is wild. I have been fighting the urge all day. I havent use my phones at all today or played games. Ive just been applying. This addiction is strong but my will to resist is growing. Right. Well. I guess back to applying. I really only want to work at clothing related retail stores. Not groceries or sales. I know cashiring sucks but fuck it. I don’t want sales because it involves directly communicating with customers and its not something I want to do. I ahte being sold things and I don’t want to be that employee. Now groceries suck. I hate grocerie shopping for myself. Id rather stock and check out clothing items than food. Also fast food. Hot sweaty greasy. Nah im not down. Not that I like clothing but I do women clothing but I cant show that in public anyways tho clothing retail. Gamestop isnt clothing related but hey maybe gaming will be fun. Im not a gaming nerd at all so yeah. </text:p>
      <text:p text:style-name="P2"/>
      <text:p text:style-name="P2">Im taking cold showers again too. Tbh its nice. Cold yes. But nice. I still maybe feel my hair dry. Its been a long time now since ive used shampoo. I never kept tract but maybe its about 2 ish weeks now. Im aproaching 3 months without a cut too. Well thats it for that I guess. Im figuring out what lower body exersises I want to do. I have braoud shoulders and no hips. Rip. My calves are thin yay! So I figures out</text:p>
      <text:p text:style-name="P2"/>
      <text:p text:style-name="P2">/// ARMS \\\</text:p>
      <text:p text:style-name="P2">Shoulders</text:p>
      <text:p text:style-name="P2">Bi-cept</text:p>
      <text:p text:style-name="P2">Tri-cept</text:p>
      <text:p text:style-name="P2">Fourarm</text:p>
      <text:p text:style-name="P2"/>
      <text:p text:style-name="P2">/// CHEST \\\</text:p>
      <text:p text:style-name="P2">/// BACK \\\</text:p>
      <text:p text:style-name="P2">/// ABS \\\</text:p>
      <text:p text:style-name="P2"/>
      <text:p text:style-name="P2">/// LEGS \\\</text:p>
      <text:p text:style-name="P2">Glutes</text:p>
      <text:p text:style-name="P2">Thighs</text:p>
      <text:p text:style-name="P2">Hamstrings</text:p>
      <text:p text:style-name="P2">Calves</text:p>
      <text:p text:style-name="P2"/>
      <text:p text:style-name="P2">perhaaps I should do 1 body aa day bc I want to mainly grow my lower body. Arms back chest abs arnt a massive priority.</text:p>
      <text:p text:style-name="P2"/>
      <text:p text:style-name="P2">92 days sober from weed and 133 days sober from alcohol. Not gonna lie. I feel the sameish. Not really. I can feel my dependace on weed finally fading. I wrote about this on my phone ut ill summerize it here. I want weed back, do I? What is it about wee that I want? Concultion. Escape. The comfort of my current life situation. Because yes I hate my life. I hate that im addicted to porn/masturbation. I hate that im constantly wasting my time playing videogames when I should be perfecting my tech skills. I hate my family. Each of them. Whenever I hit points like this. Where I don’t know what to do next. I think about with watching porn or gaming. They arnt things I enjoy. They are activites ive programmed myself into doing when faced with bordom. Ive cut out social media. That has been the biggest help. I still use it yes. Its unavoidable in the 21st century. I use reddit. Mainly for porn but I do scroll though the homepage occasianlly. I visit youtube for variety of content. Tech, weed. Okay. So job. Retail. Lmao. We reiterate this over and over but its true. We need a job. Mostly so we can start buying all the things on that list. So not everything needs to be incorperated into 1 backpack right. Everything should be as portable as possible. Everything should be capable of fitting inside of a maybe 80L backpack. Evyerything inside will be in self isolated bags. Color coded for easy identification. Alright. So this list is what? The perfect sqedual is awesome. Im not stoked about the 2 hours of “free time” but with all the positive things in my sqedual I think its worth it. Alright then whats next? Weed and sexual pleasure? Alright? So what exsacally are my hobbies? Tech? Thats it? So thos 2 hours is spent on purly getting high, learning tech, and pleasuring myself? When im high I play video games, watch youtube videos, listen to music or podcasts, watch porn, browse reddit, tune into twitch streams, watch movies and tv shows. Is that it? I have to cut out all of these activites?</text:p>
      <text:p text:style-name="P2"/>
      <text:p text:style-name="P2">eairler brandon did the thrust forward thing. I couldn’t determain where he got that from but then I rememberd 3 different instances I could possibly have seem that before. 1/uriel came up to me and did it. 2/steven and I did t at the same time and our tips touched. 3/i recreated it with brandon. Turns our all 3 were real. Crazy how I couldn’t pin point exsacally wehich came first or to tell if any of them were real in the first place.</text:p>
      <text:p text:style-name="P2"/>
      <text:p text:style-name="P2">\\\ <text:s/>watch movie, tv show, tech, weed, femanine, self improvement, health, fittness, and gaming content on youtube <text:s/>///</text:p>
      <text:p text:style-name="P2">\\\ <text:s/>watch a twitch live stream <text:s/>///</text:p>
      <text:p text:style-name="P2">\\\ <text:s/>watch movies or tv shows <text:s/>///</text:p>
      <text:p text:style-name="P2">\\\ <text:s/>watch porn via reddit and pornhub ///</text:p>
      <text:p text:style-name="P2">\\\ <text:s/>scroll through reddit home page <text:s/>///</text:p>
      <text:p text:style-name="P2">\\\ <text:s/>play overwatch, minecraft, gta5, wizard101, geometry dash <text:s/>///</text:p>
      <text:p text:style-name="P2">\\\ <text:s/>lurk on unixporn and hyprland discord rooms <text:s/>///</text:p>
      <text:p text:style-name="P2"/>
      <text:p text:style-name="P2">so last night, or this morning. 4Am type shit. I did 5 pushups, situps, and squats to signify we quitting eating out. Spessifically. Panda pexress +, Portillos +, Culvers 2, Popeyes 1, Gas Station 1, Geneos 1, Pizza Hut 2, Subway 1. These are the places that I still continued to eat at. I cut out a lot other but these are the main offenders, mainly portillos and panda express. Everything else was wither out of desperation or bc of my family. Im on a new path. Remember. Eating at home isnt good, but its better. Don’t forget that. This is where we begin fixing my diet. Ive wanted to cut out eating out for a long while now. Its just a bunch of prosseced bullshit. Not saying eating at home isnt processed bc it it however I have control over the preperation of the food. Bassically I have 3 diets I can jump into. The diets are </text:p>
      <text:p text:style-name="P2"/>
      <text:p text:style-name="P2">Mediteraian – vegetables, fruits, nuts, seeds, legumes, potatoes, whole grains, herbs, spices, fish, seafood, and extra virgin olive oil</text:p>
      <text:p text:style-name="P2"/>
      <text:p text:style-name="P2">Keto - meat, fish, eggs, butter, nuts, healthy oils, avocados, and plenty of low carb veggies</text:p>
      <text:p text:style-name="P2"/>
      <text:p text:style-name="P2">Carnivore - all meats and fish, eggs, bone marrow, butter, and lard, as well as small amounts of hard cheese and heavy cream</text:p>
      <text:p text:style-name="P2"/>
      <text:p text:style-name="P2"/>
      <text:p text:style-name="P2">so bassically it goes like this. Med it focused on plants, Ket is focused on a balance of plants to meat, Car is strickly meats. From my current diet. I eat a slight mixture of all these. I mean tbh I wanna dive into carnivore now that I know what it is. It seem to have much better benefits and also im bassically there tbh. I mean now that ive cut out all eating out I bassically need to start the transition to cooking all my meats. I mean the only thing I am worried about is the missing vitamins and minerals. But are they nessesary? I already don’t eat that much of a variety of them and im healthy acording to my doctor but theyre paid to say that so I come back again and again. I mean ill keep doing more research but as it stand im split between med and car, ket is meh. It seems like a cheap copt out from going to either extreme but tbh that doesn’t seem fullfilling. I got this but thank you for finally quitting eating out. Truly. I knew you were able to this entire time. Im proud of you alright. Love.</text:p>
      <text:p text:style-name="P2"/>
      <text:p text:style-name="P2">Okay so ive made up my mind. Im going to commmit to the carnivore diet. Im still afraid for the vitamin and mineral definciancy. However I really wont knoiw unless I try it. Also. It feels kinda good to have quit eating out. I still want them most defiently. Its like my past alcohol and weed addictions. There is the want phase. Then the need phase. Then begging phase. Then despertly craving. And finally peace. Its going to be rough. Ive had this addiction my entire life. Every friday eat out. Not only that but once I got my own money it turned to eat out whenever I felt. Not anymore. </text:p>
      <text:p text:style-name="P2"/>
      <text:p text:style-name="P2">My ear problems. See. The inconsistancy is what makes this difficult. I once again have it bad. The humming in my left ear which starts and stops when I talk or move my head is back. The envirionment/internal production noise is back in my right ear. My nose is running like a broken pipe. I am sneezing every so often. My eyes are watery/itchy. Tbh it could be allergy related. It is “spring”. I put qutoes because we are jumping from 60’s to 30’s degrees farienheight. So yeah I don’t know what it is. Still. Being sober at least takes the mental strain that they are causing it or making it worse. As it stand currently im still in the unknown. More commentary to follow. </text:p>
      <text:p text:style-name="P2"/>
      <text:p text:style-name="P2">So, I want a pc. For gaming. And generally high priority shit. But tbh. All I wanna do is hack. I mean yeah I need gpu power for a algothmithic password cracker but its whatever. I can always plug in an external gpu for that. Also im going for portability. Everything inside 1 backpack. Now. Assuming I still live here with my parents. Ill still have this pc and for all intents and purposes it a fine pc. Its powerfull. Not secure by any means but if I need to run any advacned software I have the capability. Alrioght . Im fine leaving it out of the 1 backpack but not out entirely. Using intel and nvidia is a big no no. esspoecially with ime and nvidia closed cource drivers. Mot to metntion the bios being proportietary. Alright I understand. </text:p>
      <text:p text:style-name="P2"/>
      <text:p text:style-name="P2">\\\ PC ///</text:p>
      <text:p text:style-name="P2">CPU | </text:p>
      <text:p text:style-name="P2">CPU Cooler | </text:p>
      <text:p text:style-name="P2">GPU 1 | </text:p>
      <text:p text:style-name="P2">GPU 2 | </text:p>
      <text:p text:style-name="P2">RAM | </text:p>
      <text:p text:style-name="P2">SSD 1 | </text:p>
      <text:p text:style-name="P2">SSD 2 | </text:p>
      <text:p text:style-name="P2">Mother Board | </text:p>
      <text:p text:style-name="P2">Power Supply | </text:p>
      <text:p text:style-name="P2">Case | </text:p>
      <text:p text:style-name="P2"/>
      <text:p text:style-name="P2">creating a bedroom of my dreams has always eben my idea. Event his closet isnt what I had imagined. Its a start but no there yet. I recall the idea being modern traditional japaneese. Can still work tbh. But the 1 backpack and perfect sqedual need to come first. I still have that idea of moving out. Problem is. Yes I can do it on my own however. Its too expensive. Fuck. Alright. That why we renovate the room. Get my apartment sin one of the nit states and live here. In my perfect little bubble. Got it. Wowzers I completely forgotten about that part of the plan. Okay. So this job hunt sucks bro. Everywhere got were hiring and they don’t hire. How does thate ven make sense. Anyways ill keep going. Heres something thats cool. I don’t wake up and think about weed. I don’t go through my day and think about weed. When im home alone I don’t thina bout weed. You know. Im likeing soberness. Also about my diet. I already don’t eat much of anything. Going full carivore might benefit me actually. Eating 2 times a day. 1 before work and 1 after and then gettign high off my ass.</text:p>
      <text:p text:style-name="P2"/>
      <text:p text:style-name="P2">So what now. Tbh. You know all those “people” in my head. “right”, “little”, “angry”, where are they now? I mean. Their ideas. Philosphies. Needs, wants. All of it is present. I understand what they all aspire to achive. Also. Im fooling myself into thinking there are not more. Ther are most defenitly more. I say this because of the withdrawl symptoms. Also the change in my behavior. Its suddle but minor differeracnes give them away. My speech, actions, thoughts. I don’t have names for them. I always encourage them to talk to me. I know there is a middle ground for all of us. The 1 true anthony. Is it me? Or am I here to set anthony up perfectly. Give him the ideal life he deserves. Is that what you are. Other parts of him and were fragmented. We nee to come together. Please. Please. Much love. Bye.</text:p>
      <text:p text:style-name="P2"/>
      <text:p text:style-name="P2">Alright so. Maybe my parents don’t hate me but they defietly have a dislike for me being unemployed. Same tbh. Bnut it really is that difficult. I want femanine clothes but nothing crazy. Also my body. The carnivore diet should ge tme lean. I jst need to workjout propperly to build the m,ussle. Right. So the main focus is lower body + abs and secondary is upper body. </text:p>
      <text:p text:style-name="P2"/>
      <text:p text:style-name="P2">Glutes (Butt And Hips)</text:p>
      <text:p text:style-name="P2">Quadriceps (Front Of Upper Leg)</text:p>
      <text:p text:style-name="P2">Hamstrings (Back Of Upper Leg)</text:p>
      <text:p text:style-name="P2">Calves (Lower Leg)</text:p>
      <text:p text:style-name="P2"/>
      <text:p text:style-name="P2">Pectorals (Chest)</text:p>
      <text:p text:style-name="P2"/>
      <text:p text:style-name="P2">Latissimus Dorsi (Lower Back)</text:p>
      <text:p text:style-name="P2">Trapezius (Upper Back)</text:p>
      <text:p text:style-name="P2"/>
      <text:p text:style-name="P2">Rotators (Shoulder)</text:p>
      <text:p text:style-name="P2"/>
      <text:p text:style-name="P2">Biceps (Front Of Upper Arms)</text:p>
      <text:p text:style-name="P2">Triceps (Back Of Upper Arms)</text:p>
      <text:p text:style-name="P2">Forearm (Lower Arms)</text:p>
      <text:p text:style-name="P2"/>
      <text:p text:style-name="P2">okay so. Im gonna go to snipes tmr and ask if a manager has looked at my application yet. If not polietly ask if I could speek to the hiring manager. If not its cool, can you just let him know I stopped by, thanks.</text:p>
      <text:p text:style-name="P2"/>
      <text:p text:style-name="P2">Cringe but okay. Man. Imagine it. 300 a week for 25 hours of time. Less than 30 minutes of travel by BIKE. Amazing. Omfg. Im so exscited to get onto the perfect sqedual. Okay. Listen. Dressing fem. Its for exploration or for you? Bc im not opposed to it. Its just that its expensive. I mean be real. You know were going tot get tired fo the same clothes. True. I still weatr the same clothes ive been earing for what 2020 ish. 4 years ive been wearig thehs mae clothes. Yeah I lost some. But tbh where did they go the black white red blue hoodies. Like what? Did I seriously grow out of them? I mean iuts not like I don’t really need them down. But even so the princible is the same. I look at the list and I gotta be honest I like it. However colors? I know we should stick to black for the clothing and silver for the jewlery. But what about the other 4. white, pink, lavendar, aqua. Right I agree. For a base layer we go black. Then we buy the other colors. Lets be real. Expressing those colors in public is too sus. Even for my family too. Ima have to do my own laundry. Just realizxed. They cannot know that im earing women clothing. Right. Okay. So lets think about all the chores I would have to do. Well. </text:p>
      <text:p text:style-name="P2"/>
      <text:p text:style-name="P2">/// CHORES \\\</text:p>
      <text:p text:style-name="P2">gotta do my own laundry </text:p>
      <text:p text:style-name="P2">gotta wash my own dishes </text:p>
      <text:p text:style-name="P2"/>
      <text:p text:style-name="P2">/// BILLS \\\</text:p>
      <text:p text:style-name="P2">pay for the xfinity wifi</text:p>
      <text:p text:style-name="P2">pay for the mint mobile cellular</text:p>
      <text:p text:style-name="P2">buy groceries</text:p>
      <text:p text:style-name="P2"/>
      <text:p text:style-name="P2">okay. Im refining the “perfect schedual”. So the main problem I have is witht eh “training. What is it exsacally? Flexability|Stamina|Endourance|Strength. Okay. Reasonable. However. Nearly all of this gets done in the moring workout. See. Were supposed to streatch our mussels before we wrokout also called out warmup. Stamina is used on our cardio day. Endourance, bro. I aint tryna get beat up lol. Strength gets done also in the morning workout when we use dumbells for the exeercises. Bassically what Im getting at is that its not worth it to do all this again. See. It would if our morning workout wasnt so efficiant. Right then. So ima cut it out. Don’t trip when you see it missing alright. Im open for counter arguments but really I put you into checkmate. Alright the other thing is the 2nd shower. More so a rinse but either way. Really? What for? I plan on getting a non physcally demanding job so I wont come back from work gross. The evning routine is mainly for my face. Glass skin takes a lot of care tbh. So then. No evning shower. Ive also moved the evening routine to the night section. Made all those tasks 15 minutes. Now we have a massive issue. Do I make the morning workout 1hr? Hmm. I remember I tried that and I mean it worked. I just loss motivation to continue it tbh. But yeah. </text:p>
      <text:p text:style-name="P2"/>
      <text:p text:style-name="P2">Alright. So I moved my pc under my desk. Turns out the skylanders carrying case I had as a child si the perfect strucue to hold up my pc. Truly perfection. Slight issue tho. I feel the updraft.</text:p>
      <text:p text:style-name="P2"/>
      <text:p text:style-name="P2">I need to clean up my speech. I speak like an absolute moron. I use the words nigga, bruh, like, slut, whore, bitch, shit, fuck too much. Im not educated in higher level vocabulary. Alright. What else? I trail off my sentances. I start strong but quickly fade. Almost to the point you cant understand me. I despertly want to look cute. Like the wolf cut, big glasses, white eyes. I want a good camera to capture my new look. Mirrorless. Im a slut inside. I know it. Filming and photographing myself is going to be heavenly. Dude. My body is shaped perfectly. I just need to refine myself a bit more. A bigger ass and more hips. My legs are already thin. I just need to remove my hair and exfoliate my skin and bam complete fem lower body. Work on my upper ehh. Enough but nothing crazy. Toned. As for my face. My hair is growing nicely. Its dry still. Namely because I don’t use any hair oil or leave in conditioner. But yeah. I find not using shampoo has been benificial. My hair isnt as frizzy. Id say it obeys me better. Ive been slicking it back for a while now. Not saying I like it but its much better than having it down onto my face. </text:p>
      <text:p text:style-name="P2"/>
      <text:p text:style-name="P2"><text:soft-page-break/>So, ive elected not to check the number of days sober from weed or alcohol I am. Im more focused on how I feel. The tempeture outside is perfect for smoking. Its not too cold but not too hot. Its warm -ish. Its still like 40 degrees outside but for chicago thats decent. 60 to 70 is perfect. 50 is like the transition. Its fine if theres no wind but if there is wind. Its over tbh. Anyways. I really don’t think abouit smoking. Like okay. I think about it. But its the justification. The perfect sqedual ive been promised. I get it. It does make me sad that I wont experience that feeling of lighting a joint and smoking it anymore but I mean the thought of using a bong and a vape sounds even better tbh. Ill get more high and use less weed. I mean c mon. its a no bainer. So a job right. I need it. Just for the schedual. Why is nobody hiring. This si painful. I know I diditn appply to many and I didn’t call but c mon. you need someone for the role I apply. HIRE ME. Simple no? Tomorrow I will apply again. I need one bro im telling you. My ear problem is back. Why? Don’t know. Like comepltetly. I ahvent gone a day without it. Sad bc I was making real progress. Sad. Maybe I can replicate the formula. Maybe ill try water again. I feel like ive been drinking a lot less water. The air could be dry? I do notice its less or gone for a bit after the shower so maybe thats it. Still I don’t want to have to use it all day like ive said before. Sad. 1 important thing. I have to make my lifestyle cost as little money as possible. I eventually want to get it to no money at all but I need my compound for that. For now just keep it minimal. </text:p>
      <text:p text:style-name="P2"/>
      <text:p text:style-name="P2">Jobs bro. Im struggling really bad rn. Its going to be 2 months of unemplyment on the 11th of march. Sad. Alright. Goal. Get a job before my birthday. Right. Where? Well. No more than 30 minutes we agreed tot that right? Well. For full time. Theres no point for traveling 30 minutes for 300 a week. 500 is more reasonale look on kedzie. Really anything inside the 606 area code. I just want to be a short drive or a bikeable distance away. Fast food? Subway right here is hiring. Tbh. I think the pay might be shit. Does it matter? I need 15 an hour to make 300 a week. Will subway offer that? Well I did it. Ill call tmr and ask if someone has looked at it. Currently it is 545pm they close at 10. I mean tbh. Working closing would be ideal. Working from 5 pm to 10 pm. I just want somethingh close tbh. I hate driving to work. Biking sounds awesome. I get to workout my legs too uwu. The extra cardio to justifiy me vaping my lungs out later.</text:p>
      <text:p text:style-name="P2"/>
      <text:p text:style-name="P2">Job job job job job. I love the idea of ebing a tech emplyee by day, hacker by night lifestyle. Imagine. The power. Being able to use and abuse the digital world to my pleasure. Really. I just want anything close. Evyerhgin around me. Like I stated less than 15 minute bike ride. So thats like just about to kedzie and western. Also I don’t want to work twords the blacks. So defenitly not western. More twords kedzie. Imagine. My 300 a week checks. Omfg. On the perfect sqedual. Compelte the 1 backpack. Full fem transforation. Pay my 2 bills. Living good. Up until players start their takeover. Until then I can enjoy what I can and be prepared for whats next. Well then. Clearly im different. No more lables. DID, Depression, ADHD, etc. done. Even if true. They shouldn’t be determaining factors to not be my perfect self. Im able to wistand 60 degree weather without any other layers other than pants and a shirt. I only drink water. </text:p>
      <text:p text:style-name="P2"/>
      <text:p text:style-name="P2">So you wwanna know something fucked. Ive had my window open all day right. There was a thunderstorm which lasted maybe 20 minutes. My ear and nose problems are gone completely. I still hear a slight noise in my right ear and in my left I hear what could possibly be the same vibrating just extremly quiet. Im blessed to have it be nearly gone. Also the only thing is ive been sipping on water. I think this is my 4 or 5th glass today maybe less tbh. Either way. Back tot he same problem. The causes are either 1.dry air, 2.low water intake, 3.</text:p>
      <text:p text:style-name="P2"/>
      <text:p text:style-name="P2">I think im onto something. Places that are close. Retail of course. I seriously don’t want to work in fast food. Horrible. Retail retail retail. I know ive said this many times now but its true. I wwant to work but it needs to be close and a minimum of 15 an hour. Imagine. I mean yeah I could drive but id very much rather bike. Even if its cold ya know. Like rn its 30. yes its cold but I mean biking might be worth. See its not the tempeture. Its the wind. If the wind is blasting were fucked. Anyways tho. </text:p>
      <text:p text:style-name="P2"/>
      <text:p text:style-name="P2">Vape Weed</text:p>
      <text:p text:style-name="P2">Pleasure Myself Sexually</text:p>
      <text:p text:style-name="P2"/>
      <text:p text:style-name="P2">Newpipe</text:p>
      <text:p text:style-name="P2">Stealth</text:p>
      <text:p text:style-name="P2">RiMusic</text:p>
      <text:p text:style-name="P2"/>
      <text:p text:style-name="P2">Google Account</text:p>
      <text:p text:style-name="P2"/>
      <text:p text:style-name="P2">Discord</text:p>
      <text:p text:style-name="P2">Spotify</text:p>
      <text:p text:style-name="P2">Steam</text:p>
      <text:p text:style-name="P2"/>
      <text:p text:style-name="P2">I know we didn’t save the document so rip on that but this was bassically where we were. I cant really remember all I wrote about but yeah. I know it was something like steam was I want to play overwatrch and wizard 101. spotify was that I iditn want to lsietn to music, discord was I already checked today. I already used reddit for porn, and yeah that was bassically it. Love you. <text:s/>Sorry for not saving. </text:p>
      <text:p text:style-name="P2"/>
      <text:p text:style-name="P2">I mean and then all I have is chase, xfinity, and job searching attached to me. </text:p>
      <text:p text:style-name="P2"/>
      <text:p text:style-name="P2">So, im pretty sure ive got steam working. Not sure if ill actually perform optimally. But to be seen. so. Wizard 101. fucking hate how I cant transfer my wizard 10 steam. Officaially. The pacthed way is to copy the save profiel over tot he steam folder but idk how much I trust this. Buyt yeah its wortht a try. Bc if im being real. I don’t want to use sepertae launchger especially bs these are the only 2 games I play. Bummer. Right so whats next? Oh reddit and youtube. So freetube is good and seems to be the only youttube desktop client available sad. It doesn’t support theming, havnt tried any reddit cleints but yeah hopefully they allow themeing. If not rip. Reddit youtube and steam will eb the only apps along with obs that cannot be themed. Sad. </text:p>
      <text:p text:style-name="P2"/>
      <text:p text:style-name="P2">So, I know ill probably need these packages.</text:p>
      <text:p text:style-name="P2"/>
      <text:p text:style-name="P2">Gamemode – Game Optimizations</text:p>
      <text:p text:style-name="P2">Gamescope – Manage Displays</text:p>
      <text:p text:style-name="P2">MangoHUD – Performance Monitor</text:p>
      <text:p text:style-name="P2">Protonup-qt – Install Runnners</text:p>
      <text:p text:style-name="P2"/>
      <text:p text:style-name="P2">so initial performace is promising tbh.</text:p>
      <text:p text:style-name="P2"/>
      <text:p text:style-name="P2">Im off reddit and youtube. Its truly controlled. Now as for redit. Why is so addictive to me. Because of the porn. The incest, egirl, femboy, twitch girls posts are what im addicted too. The frontpage of reddit is bullshit. Commentarey bullkshit maskeraiding as insight. Im done with reddit. As for youtube. I have nothing more to learn. Its all the same shit. I know my talent. Its technology. Mostly software. My os being archlinux and using only foss. I have nothing more to learn. And I most certainly shouldn’t consume more of the mind numbing content. So yeah. Im much more efficient looking at documentation and wikis for software and services than watching a summery on youtube. </text:p>
      <text:p text:style-name="P2"/>
      <text:p text:style-name="P2">Steam for Gaming</text:p>
      <text:p text:style-name="P2">Rumble for Streaming</text:p>
      <text:p text:style-name="P2">Odysee for Videos</text:p>
      <text:p text:style-name="P2">Discord for Communites</text:p>
      <text:p text:style-name="P2">Spotify for Music</text:p>
      <text:p text:style-name="P2"/>
      <text:p text:style-name="P2">so. I agree with dessing fem. Don’t let the world know that please. Keep that bewteen us. </text:p>
      <text:p text:style-name="P2"/>
      <text:p text:style-name="P2">Hey I don’t want to game anymore. Its not worth it. So you see my dot files right. That is what my digital life is. Software wise.</text:p>
      <text:p text:style-name="P2"/>
      <text:p text:style-name="P2">Should I ditch the pc? I have this laptop. The actual laptop I want is something from novacustom. But regardless. Getting used to using a laptop. No gaming. Only productivity. Learning. I think im down. Lets leave the pc. What is the digital plan?</text:p>
      <text:p text:style-name="P2"/>
      <text:p text:style-name="P2">15 minute cities</text:p>
      <text:p text:style-name="P2">CBDC</text:p>
      <text:p text:style-name="P2">Required cell phones</text:p>
      <text:p text:style-name="P2">Mandatory Vaccines</text:p>
      <text:p text:style-name="P2"/>
      <text:p text:style-name="P2">okay. Lets refine this list. Yes its a 1 backpack but we need to prepare. I think we forgot that aspect. Okay. So I don’t want to spend my entire </text:p>
      <text:p text:style-name="P2">time not working just consuming content. </text:p>
      <text:p text:style-name="P2"/>
      <text:p text:style-name="P2">I know I know. Ima remove them because this is a 1 backpaack understand this. The hole point of this was survival. Only what I need not whaat I want.</text:p>
      <text:p text:style-name="P2">Ill make a seperate list of all the things I want aka all the fem stuff and weed etc. this list is for prepertion. So that being said ima remove weed sexual pleasure and all the fem clothing fromt eh list.</text:p>
      <text:p text:style-name="P2">On secodn thought. Maybe I just needed a change of definition. Aall the fem clothing is fine. It just needs to eb quick dry clothing. </text:p>
      <text:p text:style-name="P2"/>
      <text:p text:style-name="P2">Okay so, how can I make the car private. Well. Ic an remove the onboard computer for starters. Remove all radios etc. bassically maake sure the car is completely offline. No transmission in or out of the car. Remove all its beacons.</text:p>
      <text:p text:style-name="P2"/>
      <text:p text:style-name="P2">Can I? I mean the answer is yes but then how does it pass all those dmv requirments. Hmm. Okay. Bike? Obious answer is yes but damn thats a bitch. Right. I mean lets be real. Aint nobody gonna hire me fr. I might have to go back to a warehouse. </text:p>
      <text:p text:style-name="P2">Either way. Okay. So the 1 backpack and perfect sqeduals are that. Perfect. Now. How can I minimize. Right. So the powergrid is going offline. So my entire personallity is lost. </text:p>
      <text:p text:style-name="P2"/>
      <text:p text:style-name="P2">Okay. so. Job job job job job job job job job job job job job job job job.</text:p>
      <text:p text:style-name="P2"/>
      <text:p text:style-name="P2">So update about porn. Im tired of pornhub. There is nothing I wasnt to watch. Its all the same shit. I want reddit porn lmao. Like im feeing for it. Fuck. This addiciton is so bad. Im looking at pornhub because I want porn but it isnt the porn I want. I want those caption posts. Fuck sake. </text:p>
      <text:p text:style-name="P2"/>
      <text:p text:style-name="P2">So, I just ate another frozen pizza. My diet is so shit this is what I eat. Frozen pizza, frozen burgers, chorizo con frijoez. Thats what I eat at home. Now yes there are other foods, but they are 1 off. From outside food I eat. Panda express and portillos. Nothing more nothing less. Now witht his information. oh. I occationally eat strawberries and grapes if we have some. Alright. Now how do I fix this. Well. I mean. </text:p>
      <text:p text:style-name="P2"/>
      <text:p text:style-name="P2">Okay so, im gonna buy crypto. so. Heres how ima do it. I have 2500 in savings. Im still praying for a job. But here is my first play. I will buy $500 worth of monero. I will then convery my apro</text:p>
      <text:p text:style-name="P2"/>
      <text:p text:style-name="P2">1. buy $500 of XMR using cash on localmonero.co</text:p>
      <text:p text:style-name="P2">2. move XMR to Trezor Model T</text:p>
      <text:p text:style-name="P2">3. use StealthEX to swap 1.5 XMR to BTC</text:p>
      <text:p text:style-name="P2">4. move BTC to hardware wallet</text:p>
      <text:p text:style-name="P2"/>
      <text:p text:style-name="P2">there. Now I have 100% annonymous crypto. I belive in bitcoin however due to its nature of being linkable and identifiable to me ; I have to buy monero first to ensure my bitcoin is annonymous. Now. I also belive in monero, but here is the beuty of doing this this way. Because my bitcoin is annonymous</text:p>
      <text:p text:style-name="P2">I can simply use stealthex to swap it to monero should I want to use it. However. Being able to use both annonymously is key. Shopping for goods and services online using annonymous btc or xmr is key. Unlinkable and unidentifiable.</text:p>
      <text:p text:style-name="P2"/>
      <text:p text:style-name="P2">Vape Weed</text:p>
      <text:p text:style-name="P2">Pleasure Myself Sexually</text:p>
      <text:p text:style-name="P2">Listen To Music Or Podcasts</text:p>
      <text:p text:style-name="P2">Research Topics Of Intrest</text:p>
      <text:p text:style-name="P2">Sharpen My Technology Skills</text:p>
      <text:p text:style-name="P2"/>
      <text:p text:style-name="P2">so. home depot. I missed the fucking opportunity of a lifetime today.they sent the email at 7am I swpied it away bc it was mixed in with all the other garbage. Fuck. Tbh. It wasnt evena <text:s/>postion I applied for but never the less ima call later bc I need to see if theya re going to send out another one for one fo the other positions. But yeah. Sad about that. However. That brings me back to this perfect sqedual. </text:p>
      <text:p text:style-name="P2"/>
      <text:p text:style-name="P2">I just camed today. Right now. Like 20 minutes ago. Fuck I hate myself right now. Truly hate myself. I ahvent done thjat in a long time. Maybe justy ebfore I quit alcohol. So about over a half a year ago. Fuck. I ahte mysdelf. I got curious and went to chat avenue. Same sitei always go too. Made a temp user and enterd. Asked in chat for a daddy. Got 2 responses. One dwenied me. Other went whereby room. Joined him posing to be 13. pulled my pants down exposed my dick. Before that. When iu truned on my cam it flashed my forhead and my hair. Not enoguh to identify me. At last I hope. Hoever. My dick has a light spot. Just around the tip. Easily a marker. Anyways. After he got a video of me masturabting he left. It was maybe 1 minute to 2 minutes long. So yeah. Wwhy did I do it? I hve no fucking clue. I justy did. Fuck sake. I hate myself right now. I want to kill myself. I want to die. What if that viedeo comes back to me. Why didn’t I record him. Why didint I captue his ip adreess. Why didn’t I not. Why did I join. Why did I come back. Why. Why. Why. Why. Fuck youa nthony. no. thisd is yourt mistake. Live witht it. Fuck sake. Why. We were doing just fine. HES GOEN ANTHONY. THEIR ALLLG ONE. THAT LIFE IS OVER. FUCK SAKE UNDERSTADN THAT. ITS OVER. WE WILL NEVER HAVE ABUSRS LIKE THEM. WE WILL NEVER FEEL THAT SENXSE OF LOVE AGAIN. ITS OVER. LET IT THE FCK GO. Its you. The missing aaron. The collection of social profiles. The endless horniness. The fantasisation of mommy daddy. Its you. Its fucking you. Nice of you to join me. Ruining my night. You understand I have been over this for a while now right. Im dealing with other pornography addicitons but caming is something I too a vou toi never doa gain. Yet. Here you come along and truin all that. Understand we will never get that life back. This little hicup tonight is nothing more tha that a hicup. You will never cam again. Much like how thenrest of us agreed to that. Undewrstand. I will forever hate and resent you for this mistake. I will enver forgive you. As for everyone else. Thats up tot them. But me. You can fuck off. My life is far abtter without toyu. Unvdertand? So I mmake ytmself clear?m </text:p>
      <text:p text:style-name="P2"/>
      <text:p text:style-name="P2">alex jones</text:p>
      <text:p text:style-name="P2">andrew tate</text:p>
      <text:p text:style-name="P2">russell brand</text:p>
      <text:p text:style-name="P2">tucker calson</text:p>
      <text:p text:style-name="P2">elon musk</text:p>
      <text:p text:style-name="P2">donald j trumpsss</text:p>
      <text:p text:style-name="P2"/>
      <text:p text:style-name="P2">/// CLOTHING \\\</text:p>
      <text:p text:style-name="P2">\\\ HATS ///</text:p>
      <text:p text:style-name="P2">CAP| </text:p>
      <text:p text:style-name="P2">BEANIE| </text:p>
      <text:p text:style-name="P2">\\\ MASKS ///</text:p>
      <text:p text:style-name="P2">FACE<text:span text:style-name="T1">| </text:span></text:p>
      <text:p text:style-name="P2">\\\ JACKETS ///</text:p>
      <text:p text:style-name="P2">SNOW | </text:p>
      <text:p text:style-name="P2">WIND | </text:p>
      <text:p text:style-name="P2">RAIN | </text:p>
      <text:p text:style-name="P2">\\\ SHIRTS ///</text:p>
      <text:p text:style-name="P2">SLEEVELESS CROP | </text:p>
      <text:p text:style-name="P2">\\\ HOODIES ///</text:p>
      <text:p text:style-name="P2">DROP SHOULDER CROP | </text:p>
      <text:p text:style-name="P2">\\\ GLOVES ///</text:p>
      <text:p text:style-name="P2">FINGERLESS | </text:p>
      <text:p text:style-name="P2">\\\ PANTIES ///</text:p>
      <text:p text:style-name="P2">SEAMLESS THONG | </text:p>
      <text:p text:style-name="P2">\\\ SKIRTS ///</text:p>
      <text:p text:style-name="P2">PLEATED | </text:p>
      <text:p text:style-name="P2">PENCIL | </text:p>
      <text:p text:style-name="P2">\\\ SHORTS ///</text:p>
      <text:p text:style-name="P2">HIGH WAISTED YOGA | </text:p>
      <text:p text:style-name="P2">HIGH WAISTED DENIM | </text:p>
      <text:p text:style-name="P2">\\\ PANTS ///</text:p>
      <text:p text:style-name="P2">HIGH WAISTED YOGA | </text:p>
      <text:p text:style-name="P2">HIGH WAISTED DENIM | </text:p>
      <text:p text:style-name="P2">\\\ SOCKS ///</text:p>
      <text:p text:style-name="P2">THIGH HIGH | </text:p>
      <text:p text:style-name="P2">KNEE HIGH | </text:p>
      <text:p text:style-name="P2">ANKLE | </text:p>
      <text:p text:style-name="P2">NO SHOW | </text:p>
      <text:p text:style-name="P2">\\\ SHOES ///</text:p>
      <text:p text:style-name="P2">BOOTS | </text:p>
      <text:p text:style-name="P2">SNEAKERS | </text:p>
      <text:p text:style-name="P2">\\\ JEWLERY ///</text:p>
      <text:p text:style-name="P2">GLASSES | </text:p>
      <text:p text:style-name="P2">SUN GLASSES | </text:p>
      <text:p text:style-name="P2">EAR RINGS | </text:p>
      <text:p text:style-name="P2">NECKLASE | </text:p>
      <text:p text:style-name="P2">BELLY BUTTON RING | </text:p>
      <text:p text:style-name="P2">RING | </text:p>
      <text:p text:style-name="P2">WATCH | </text:p>
      <text:p text:style-name="P2">BRACELET | </text:p>
      <text:p text:style-name="P2">ANKLET | </text:p>
      <text:p text:style-name="P2"/>
      <text:p text:style-name="P2">/// CLOTHING \\\</text:p>
      <text:p text:style-name="P2">\\\ HATS ///</text:p>
      <text:p text:style-name="P2">CAP| </text:p>
      <text:p text:style-name="P2">BEANIE| </text:p>
      <text:p text:style-name="P2">\\\ MASKS ///</text:p>
      <text:p text:style-name="P2">FACE<text:span text:style-name="T1">| </text:span></text:p>
      <text:p text:style-name="P2">\\\ JACKETS ///</text:p>
      <text:p text:style-name="P2">SNOW | </text:p>
      <text:p text:style-name="P2">WIND | </text:p>
      <text:p text:style-name="P2">RAIN | </text:p>
      <text:p text:style-name="P2">\\\ SHIRTS ///</text:p>
      <text:p text:style-name="P2">LONG SLEEVE THERMAL | </text:p>
      <text:p text:style-name="P2">\\\ HOODIES ///</text:p>
      <text:p text:style-name="P2">DROP SHOULDER CROP | </text:p>
      <text:p text:style-name="P2">\\\ GLOVES ///</text:p>
      <text:p text:style-name="P2">THERMAL | </text:p>
      <text:p text:style-name="P2">\\\ UNDERWEAR ///</text:p>
      <text:p text:style-name="P2">QUICK DRY</text:p>
      <text:p text:style-name="P2">\\\ SHORTS ///</text:p>
      <text:p text:style-name="P2">THERMAL | </text:p>
      <text:p text:style-name="P2">HIGH WAISTED DENIM | </text:p>
      <text:p text:style-name="P2">\\\ PANTS ///</text:p>
      <text:p text:style-name="P2">THERMAL | </text:p>
      <text:p text:style-name="P2">HIGH WAISTED DENIM | </text:p>
      <text:p text:style-name="P2">\\\ SOCKS ///</text:p>
      <text:p text:style-name="P2">THERMAL ANKLE | </text:p>
      <text:p text:style-name="P2">\\\ SHOES ///</text:p>
      <text:p text:style-name="P2">BOOTS | </text:p>
      <text:p text:style-name="P2">\\\ JEWLERY ///</text:p>
      <text:p text:style-name="P2">SUN GLASSES | </text:p>
      <text:p text:style-name="P2"/>
      <text:p text:style-name="P2">/// HYGUINE \\\</text:p>
      <text:p text:style-name="P2">\\\ ORAL ///</text:p>
      <text:p text:style-name="P2">TOOTHPASTE | </text:p>
      <text:p text:style-name="P2">TOOTH BRUSH | </text:p>
      <text:p text:style-name="P2"><text:soft-page-break/>FLOSS | </text:p>
      <text:p text:style-name="P2">TOUNGE SCRAPER | </text:p>
      <text:p text:style-name="P2">MOUTHWASH | </text:p>
      <text:p text:style-name="P2">CHAPSTICK | </text:p>
      <text:p text:style-name="P2">WHITENING STRIPS | </text:p>
      <text:p text:style-name="P2">\\\ HAIR ///</text:p>
      <text:p text:style-name="P2">LEAVE-IN CONDITIONER | </text:p>
      <text:p text:style-name="P2">HAIR OIL | </text:p>
      <text:p text:style-name="P2">\\\ SKIN ///</text:p>
      <text:p text:style-name="P2">SUNSCREEN | </text:p>
      <text:p text:style-name="P2">MOISTERIZER | </text:p>
      <text:p text:style-name="P2">RETINOL | </text:p>
      <text:p text:style-name="P2">CLEANSER | </text:p>
      <text:p text:style-name="P2">\\\ MAINTENANCE ///</text:p>
      <text:p text:style-name="P2">NAIL CLIPPER | </text:p>
      <text:p text:style-name="P2">RAZOR | </text:p>
      <text:p text:style-name="P2">WAX STRIPS | </text:p>
      <text:p text:style-name="P2">\\\ HANDS ///</text:p>
      <text:p text:style-name="P2">SOAP | </text:p>
      <text:p text:style-name="P2">SANATIZER | </text:p>
      <text:p text:style-name="P2">LOTION | </text:p>
      <text:p text:style-name="P2">\\\ BATHING ///</text:p>
      <text:p text:style-name="P2">SHAMPOO | </text:p>
      <text:p text:style-name="P2">CONDITIONER | </text:p>
      <text:p text:style-name="P2">BODY WASH | </text:p>
      <text:p text:style-name="P2">SCRUBBER | </text:p>
      <text:p text:style-name="P2">TOWEL | </text:p>
      <text:p text:style-name="P2">\\\ ODOR ///</text:p>
      <text:p text:style-name="P2">DEORDERANT | </text:p>
      <text:p text:style-name="P2">COLOGNE | </text:p>
      <text:p text:style-name="P2">\\\ POOP ///</text:p>
      <text:p text:style-name="P2">Bidet | </text:p>
      <text:p text:style-name="P2"/>
      <text:p text:style-name="P2">SNOW COAT | </text:p>
      <text:p text:style-name="P2">WIND BREAKER | </text:p>
      <text:p text:style-name="P2">RAIN JACKET | </text:p>
      <text:p text:style-name="P2"/>
      <text:p text:style-name="P2">I ahte my life. I know. Here I go ranting again. Listen. Just fucking listen to me. Can we change. Seriously. Im tired of this same bullshit. The perfect sqedual. Why are we not on it?. Listen. Cut the working part out right. Why not improve myself already.. </text:p>
      <text:p text:style-name="P2"/>
      <text:p text:style-name="P2">so ive taken an intrest. Streaming and uploading to the rumble platform. My content? </text:p>
      <text:p text:style-name="P2"/>
      <text:p text:style-name="P2">I think im gonna get onto the perfect sqedual. I can do this. I have what 2000 thats 20 months of bills. k. so what to do. Go to sleep and wake up to workout. k. legs abs and butt. </text:p>
      <text:p text:style-name="P2"/>
      <text:p text:style-name="P2">JOB. MONEY. ANYTHING. PLEASE. FOR MY SANITY I NEED A JOB. IDEALLY. CLOSE ENOUGH TO NOT HAVE TO DRIVE. I ABSOLUTLY LOVE THE ABOVE IDEAS.</text:p>
      <text:p text:style-name="P2"/>
      <text:p text:style-name="P2">BASE LAYER </text:p>
      <text:p text:style-name="P2">monero wool</text:p>
      <text:p text:style-name="P2"/>
      <text:p text:style-name="P2">MID LAYER </text:p>
      <text:p text:style-name="P2">fleese</text:p>
      <text:p text:style-name="P2"/>
      <text:p text:style-name="P2">INSTALATION LAYER </text:p>
      <text:p text:style-name="P2">synthetic</text:p>
      <text:p text:style-name="P2"/>
      <text:p text:style-name="P2">SHELL LAYER </text:p>
      <text:p text:style-name="P2"/>
      <text:p text:style-name="P2">HEAD LAYER</text:p>
      <text:p text:style-name="P2">monero tuke</text:p>
      <text:p text:style-name="P2">monero buff</text:p>
      <text:p text:style-name="P2">synthetic balacatha</text:p>
      <text:p text:style-name="P2"/>
      <text:p text:style-name="P2">HAND LAYERS</text:p>
      <text:p text:style-name="P2">monero wool</text:p>
      <text:p text:style-name="P2">mit</text:p>
      <text:p text:style-name="P2">shell</text:p>
      <text:p text:style-name="P2"/>
      <text:p text:style-name="P2">FEET LAYER</text:p>
      <text:p text:style-name="P2">monero wool</text:p>
      <text:p text:style-name="P2">synthetic</text:p>
      <text:p text:style-name="P2">expadition</text:p>
      <text:p text:style-name="P2"/>
      <text:p text:style-name="P2">So bassically. Ive figured out how to train my abs and glutes. So my arms. I mean nott o trai them ya know. They need to be toned upped but not massive. My chest and back should be relitivly flat. Not over develouped more like tone. so. Bassically. Still needing a job and ima apply some more rn. But anyways. Chloe tings 2 week shread challenge. so. Bassically. My idea is that my diet is already very minimal. So I eat way less than I actually use. My diet usually consist of beef oil and sauces. So I mean itsd already pretty lean. I only drink water. So no unessesary drinks there. What else. But yeah. I mainly want to loose this face fat and my stomach fat. I can see I have face fat bc of older pics. Damn. Okay well. I am missing stuff from the drive. 1 picture in paticular and my notes. Fuck me sideways. I do wonder what else ive forgotten that hasnt been recoverd. Okay point being tho. The exersices. See its just 2 weeks to shread as much fat as possible. Then. Working out my body while eating a lot of protine to build the musscle. </text:p>
      <text:p text:style-name="P2"/>
      <text:p text:style-name="P2">Carnivor diet. </text:p>
      <text:p text:style-name="P2"/>
      <text:p text:style-name="P2">beef butter bacon eggs:</text:p>
      <text:p text:style-name="P2"/>
      <text:p text:style-name="P2">job job job. Or money in general. </text:p>
      <text:p text:style-name="P2"/>
      <text:p text:style-name="P2">CAMERA | </text:p>
      <text:p text:style-name="P2">POV CAMERA | </text:p>
      <text:p text:style-name="P2">MICROPHONE | </text:p>
      <text:p text:style-name="P2">HEADPHONES | SONY WH-1000XM4</text:p>
      <text:p text:style-name="P2">KEYBOARD | </text:p>
      <text:p text:style-name="P2">MONITOR | </text:p>
      <text:p text:style-name="P2">MOUSE | </text:p>
      <text:p text:style-name="P2"/>
      <text:p text:style-name="P2">/// FOOD \\\</text:p>
      <text:p text:style-name="P2">\\\ DISHES ///</text:p>
      <text:p text:style-name="P2">SPOON | </text:p>
      <text:p text:style-name="P2">FORK | </text:p>
      <text:p text:style-name="P2">KNIFE | </text:p>
      <text:p text:style-name="P2">BOWL | </text:p>
      <text:p text:style-name="P2">PLATE | </text:p>
      <text:p text:style-name="P2">POT | </text:p>
      <text:p text:style-name="P2">PAN | </text:p>
      <text:p text:style-name="P2">\\\ CLEANING SUPPLIES ///</text:p>
      <text:p text:style-name="P2">WASTE BAGS | </text:p>
      <text:p text:style-name="P2">SPONGE | </text:p>
      <text:p text:style-name="P2">DISH SOAP | </text:p>
      <text:p text:style-name="P2">\\\ EQUIPMENT ///</text:p>
      <text:p text:style-name="P2">LIGHTER | </text:p>
      <text:p text:style-name="P2">GAS BURNER | </text:p>
      <text:p text:style-name="P2"/>
      <text:p text:style-name="P2">BIOS - Coreboot</text:p>
      <text:p text:style-name="P2">Operating System – ArchLinux</text:p>
      <text:p text:style-name="P2">Compositor - Wayland</text:p>
      <text:p text:style-name="P2">Window Manager – Hyprland</text:p>
      <text:p text:style-name="P2"/>
      <text:p text:style-name="P2">Bar – N/A</text:p>
      <text:p text:style-name="P2">Application Launcher – Rofi</text:p>
      <text:p text:style-name="P2">Wallpaper – Sww</text:p>
      <text:p text:style-name="P2">Screenshotting - </text:p>
      <text:p text:style-name="P2"/>
      <text:p text:style-name="P2">So, today is the 28th of march 2024 at 11:33 pm. Here are all the thoughts ive had since my last update. In no paticular order im just listing them as they come to me. My porn addiction is leading me to belive unwillingly that I desire to femanize myself. I sense the urge to do so however I cant help myself but find its only for sexual pleasure. Yeah there is the other factor of I think I would look far more appealing in a fem aestetc. But yeah next. Uhh. Right wuick note. I have to quit porn. I mean quitting alcohol and weed damn near associated with ceasing haning out. Becasdue it was a garenti that if I did hangout with my cxousins or friends I would drink or smoke. Alost certain. Damn near everytime. So yeah. I mean I would also drinka dn smoke by my self and thats where I had very much troiuble gettign over ity but now I see how im able to do all the same things. I enjoy mostly learning but yeah I can do that sober. But yeah back to my point. Quitting porn is a nessecity. I just cant find a way too. Here. Ill list actually I already know my triggers. The locations are my bedroom and the family bathroom. I use my phone to visit the websites reddit pornhub and tributeprintedpics. Why do I do it? Mostly. Im bored. And have nothing else to do. Hense that perfect sqedual. It doesn’t leave me time to watch porn. Yea the 3 hours but with ym disiplain I can strive away from that. But regardless. </text:p>
      <text:p text:style-name="P2"/>
      <text:p text:style-name="P2">Who - me</text:p>
      <text:p text:style-name="P2">what – jerk off to porn</text:p>
      <text:p text:style-name="P2">where – bedroom &amp; bathroom</text:p>
      <text:p text:style-name="P2">when – as long as im alone</text:p>
      <text:p text:style-name="P2">why - bordom</text:p>
      <text:p text:style-name="P2">how – phone</text:p>
      <text:p text:style-name="P2"/>
      <text:p text:style-name="P2">Who - me</text:p>
      <text:p text:style-name="P2">what – play overwatch</text:p>
      <text:p text:style-name="P2">where – bedroom</text:p>
      <text:p text:style-name="P2">when – as long as im awake</text:p>
      <text:p text:style-name="P2">why - bordom</text:p>
      <text:p text:style-name="P2">how – pc</text:p>
      <text:p text:style-name="P2"/>
      <text:p text:style-name="P2">snapchat, discord, steam, spotify, chase, xfinity, github</text:p>
      <text:p text:style-name="P2"/>
      <text:p text:style-name="P2">gmail, docs, photos, maps, store, chrome</text:p>
      <text:p text:style-name="P2"/>
      <text:p text:style-name="P2">overwatch 2, wwizard 101, minecraft java edition, grand theft auto 5, geometry dash, apex legends</text:p>
      <text:p text:style-name="P2"/>
      <text:p text:style-name="P2">Travel – Explore - Climb</text:p>
      <text:p text:style-name="P2"/>
      <text:p text:style-name="P2">rumble.com = videos &amp; live streams</text:p>
      <text:p text:style-name="P2">x.com = community &amp; photography</text:p>
      <text:p text:style-name="P2">Monero &amp; Bitcoin = support me </text:p>
      <text:p text:style-name="P2"/>
      <text:p text:style-name="P2">Privacy – Security – Technology</text:p>
      <text:p text:style-name="P2"/>
      <text:p text:style-name="P2">rumble.com = videos &amp; live streams</text:p>
      <text:p text:style-name="P2">x.com = community &amp; news</text:p>
      <text:p text:style-name="P2">Monero &amp; Bitcoin = support me </text:p>
      <text:p text:style-name="P2"/>
      <text:p text:style-name="P2">beef</text:p>
      <text:p text:style-name="P2">bacon</text:p>
      <text:p text:style-name="P2">eggs</text:p>
      <text:p text:style-name="P2">salt</text:p>
      <text:p text:style-name="P2">butter</text:p>
      <text:p text:style-name="P2">water</text:p>
      <text:p text:style-name="P2"/>
      <text:p text:style-name="P2">90 days minimum</text:p>
      <text:p text:style-name="P2">document every single day my experience</text:p>
      <text:p text:style-name="P2"/>
      <text:p text:style-name="P2">portillos</text:p>
      <text:p text:style-name="P2">panda express</text:p>
      <text:p text:style-name="P2">genoes</text:p>
      <text:p text:style-name="P2">pizza hut</text:p>
      <text:p text:style-name="P2">giordanos</text:p>
      <text:p text:style-name="P2"/>
      <text:p text:style-name="P2">chorizo</text:p>
      <text:p text:style-name="P2">frozen burgers</text:p>
      <text:p text:style-name="P2">frozen pizza</text:p>
      <text:p text:style-name="P2"/>
      <text:p text:style-name="P2">fleese</text:p>
      <text:p text:style-name="P2">thumb holes</text:p>
      <text:p text:style-name="P2">big hood</text:p>
      <text:p text:style-name="P2">solid color</text:p>
      <text:p text:style-name="P2">pullover</text:p>
      <text:p text:style-name="P2">drop shoulder</text:p>
      <text:p text:style-name="P2">crop</text:p>
      <text:p text:style-name="P2"/>
      <text:p text:style-name="P2">no pattern</text:p>
      <text:p text:style-name="P2">no design</text:p>
      <text:p text:style-name="P2">no logos</text:p>
      <text:p text:style-name="P2">no strings</text:p>
      <text:p text:style-name="P2">no pockets</text:p>
      <text:p text:style-name="P2"/>
      <text:p text:style-name="P2">NS51</text:p>
      <text:p text:style-name="P2"/>
      <text:p text:style-name="P2">so I just went throguh and got an estimate of $4,200 for a total exculding hyguine. Lets say I screwed up my numbers somewhere. And lets round up to $5,000. there I did the math. Happy? No? Well fuck you too. C mon anthony just get the job. Please. Make the money. We have 2500. we need 2500 more. Thats like what. Fulltime. Ittl take like just over a month. Just about 2 months for part time. Easy. </text:p>
      <text:p text:style-name="P2"/>
      <text:p text:style-name="P2">$15x25h-20%=$300x4w=$1,200</text:p>
      <text:p text:style-name="P2">$15x40h-20%=$500x4w=$2,000</text:p>
      <text:p text:style-name="P2"/>
      <text:p text:style-name="P2">$21.20x40-20%=$650</text:p>
      <text:p text:style-name="P2">$23.70x40-20%=$750</text:p>
      <text:p text:style-name="P2"/>
      <text:p text:style-name="P2">$500 groceries</text:p>
      <text:p text:style-name="P2"/>
      <text:p text:style-name="P2">$95 wifi</text:p>
      <text:p text:style-name="P2">$75 cell</text:p>
      <text:p text:style-name="P2">$60 gas</text:p>
      <text:p text:style-name="P2">$50 insurnace</text:p>
      <text:p text:style-name="P2">=</text:p>
      <text:p text:style-name="P2">$280</text:p>
      <text:p text:style-name="P2"/>
      <text:p text:style-name="P2">okay. Target warehouse. They pay $21.20 base pay. Night shift might be $23.70. either way im looking at 650 to 750 a week. Listen. We calculated that we only need just about $5,000 for the plan. Im already at $2,500. meaning. 1 month working will bring us to the goal. And once we finish that </text:p>
      <text:p text:style-name="P2"/>
      <text:p text:style-name="P2">well. I did it. Whole foods. $16.50/h at 25hrs a week. Thats a $700 check every 2 weeks. Right. Now. Tragically my parents left to mexico today for my tia who got terminal cancer and shes likely to die any day now. so. Weed? Alcohol? Fuck me sideways. I want too ya know. Very much so. Yeah. Um I mean we cant. We shouldn’t should I say. Why? Because im not ready. Think about it. Im nto worthy. Explain. so. Weed. Alcohol. Really? Have we achived anything ont hat list? </text:p>
      <text:p text:style-name="P2"/>
      <text:p text:style-name="P2">Remote</text:p>
      <text:p text:style-name="P2"/>
      <text:p text:style-name="P2">Venty = $450</text:p>
      <text:p text:style-name="P2">Mighty + = $400</text:p>
      <text:p text:style-name="P2">Tinymight 2 = $350</text:p>
      <text:p text:style-name="P2">Solo III = $350</text:p>
      <text:p text:style-name="P2"/>
      <text:p text:style-name="P2">which of these comes with a bong or water pipe attachment?</text:p>
      <text:p text:style-name="P2"/>
      <text:p text:style-name="P2">\\\ DIGITAL PAYMENTS ///</text:p>
      <text:p text:style-name="P2">HARDWARE WALLET | TREZOR Model T</text:p>
      <text:p text:style-name="P2"/>
      <text:p text:style-name="P2">\\\ POOP ///</text:p>
      <text:p text:style-name="P2">Bidet | </text:p>
      <text:p text:style-name="P2"/>
      <text:p text:style-name="P2">\\\ IDENIFICATION ///</text:p>
      <text:p text:style-name="P2">Passport | </text:p>
      <text:p text:style-name="P2">Drivers Lisence | </text:p>
      <text:p text:style-name="P2">\\\ PROOF ///</text:p>
      <text:p text:style-name="P2">Social Security Number | </text:p>
      <text:p text:style-name="P2">Birth Cirtificate | </text:p>
      <text:p text:style-name="P2">\\\ MEDICAL ///</text:p>
      <text:p text:style-name="P2">Allergies | </text:p>
      <text:p text:style-name="P2">Medicine | </text:p>
      <text:p text:style-name="P2">History | </text:p>
      <text:p text:style-name="P2">Insurance | </text:p>
      <text:p text:style-name="P2">\\\ EMPLOYMENT ///</text:p>
      <text:p text:style-name="P2">In Real Life | </text:p>
      <text:p text:style-name="P2">\\\ CURRENCIES ///</text:p>
      <text:p text:style-name="P2">Physical | </text:p>
      <text:p text:style-name="P2">Crypto | </text:p>
      <text:p text:style-name="P2">Digital | </text:p>
      <text:p text:style-name="P2">\\\ RESIDANCY ///</text:p>
      <text:p text:style-name="P2">Country | </text:p>
      <text:p text:style-name="P2">State | </text:p>
      <text:p text:style-name="P2">City | </text:p>
      <text:p text:style-name="P2"/>
      <text:p text:style-name="P2">/// PROFILE \\\</text:p>
      <text:p text:style-name="P2">\\\ PUBLIC INFORMATION ///</text:p>
      <text:p text:style-name="P2">Name | Anthony Hernandez</text:p>
      <text:p text:style-name="P2">Birthdate | 03/21/2002</text:p>
      <text:p text:style-name="P2">Age | 22</text:p>
      <text:p text:style-name="P2">Sex | Male</text:p>
      <text:p text:style-name="P2">Gender | Man</text:p>
      <text:p text:style-name="P2">Pronouns | He/Him</text:p>
      <text:p text:style-name="P2">Sexual Orientation | Straight</text:p>
      <text:p text:style-name="P2">Nationality | American</text:p>
      <text:p text:style-name="P2">Race | Mexican</text:p>
      <text:p text:style-name="P2">Ethnicity | Hispanic</text:p>
      <text:p text:style-name="P2">Relationship Status | Single</text:p>
      <text:p text:style-name="P2">\\\ CONTACT ///</text:p>
      <text:p text:style-name="P2">Home Address | 00000 z xxxxxxxxx y</text:p>
      <text:p text:style-name="P2">Mail Address | 00000 z xxxxxxxxx y</text:p>
      <text:p text:style-name="P2">Email | 0zzzxxx@y.yyy</text:p>
      <text:p text:style-name="P2">Phone Number | +0 zzz-xxx-yyyy</text:p>
      <text:p text:style-name="P2"/>
      <text:p text:style-name="P2">/// TRANSPORTATION \\\</text:p>
      <text:p text:style-name="P2">Bike | </text:p>
      <text:p text:style-name="P2"/>
      <text:p text:style-name="P2">so my egg allergy might be gone or at least not as severe as I thought or have been told. Still. Id rather not take the chance of another scare like that. so. Onto something else. Carnivore diet. I know I stated beef, bacon, eggs, butter, salt, water. The only thing I need to cut out are eggs. Maybe bacon too. Just beef, butter, salt, water. 1 meat, 2 seasonaings, 1 drink. This is an elimination diet. </text:p>
      <text:p text:style-name="P2"/>
      <text:p text:style-name="P2">M | 06:30am – 06:00pm | 10:00pm – 06:00am</text:p>
      <text:p text:style-name="P2"><text:soft-page-break/>B | 06:30am – 05:30pm | 11:00pm – 06:00am</text:p>
      <text:p text:style-name="P2"/>
      <text:p text:style-name="P2">A | 09:30pm – 06:30am | 12:00pm – 08:00pm</text:p>
      <text:p text:style-name="P2"/>
      <text:p text:style-name="P2">D | 03:30am – 12:30pm | 08:00pm – 02:30am</text:p>
      <text:p text:style-name="P2">S | 04:30am – 10:30am | 08:00pm – 04:00am</text:p>
      <text:p text:style-name="P2"/>
      <text:p text:style-name="P2">the goal is to avoid them as much as possible. Ive already layed out my eprfect sqedual. Now I just need to make it fit within my family memebers sqeduals. </text:p>
      <text:p text:style-name="P2"/>
      <text:p text:style-name="P2">Whole foods is open from 8am to 10pm so my sqedual can range anywhere in between.</text:p>
      <text:p text:style-name="P2"/>
      <text:p text:style-name="P2">Chores | </text:p>
      <text:p text:style-name="P2"/>
      <text:p text:style-name="P2">A | 01:30pm – 10:30pm | 04:00am – 12:00pm (Monday-Thursday)</text:p>
      <text:p text:style-name="P2">A | 12:30am – 09:30pm | 07:00pm – 03:00am (Friday)</text:p>
      <text:p text:style-name="P2">A | 05:30am – 02:30pm | 08:00pm – 04:00am (6am-2pm)</text:p>
      <text:p text:style-name="P2">A | 07:30am – 04:30pm | 10:00pm – 06:00am (8am-4pm)</text:p>
      <text:p text:style-name="P2"/>
      <text:p text:style-name="P2">/// CHORES \\\</text:p>
      <text:p text:style-name="P2">\\\ KITCHEN ///</text:p>
      <text:p text:style-name="P2">Buying Groceries</text:p>
      <text:p text:style-name="P2">Put Away Groceries</text:p>
      <text:p text:style-name="P2">Clear Refriderator/Pantry</text:p>
      <text:p text:style-name="P2">Clean Counters/Table/Stove/Sink/Fridge</text:p>
      <text:p text:style-name="P2">Wash Dishes</text:p>
      <text:p text:style-name="P2">Take Out Trash/Recyle</text:p>
      <text:p text:style-name="P2">\\\ BATHROOM ///</text:p>
      <text:p text:style-name="P2">Clean Bathtub/Toilet/Sink/Mirror</text:p>
      <text:p text:style-name="P2">Organize Closet</text:p>
      <text:p text:style-name="P2">Change Bath Curtains</text:p>
      <text:p text:style-name="P2">Restock Toiletries</text:p>
      <text:p text:style-name="P2">\\\ WHOLE HOUSE ///</text:p>
      <text:p text:style-name="P2">Vaccume/Sweep/Mop Floors</text:p>
      <text:p text:style-name="P2">Dusting/Wiping Furniture</text:p>
      <text:p text:style-name="P2">Family Laundry</text:p>
      <text:p text:style-name="P2">\\\ YARDWORK ///</text:p>
      <text:p text:style-name="P2">Weed Picking (Spring)</text:p>
      <text:p text:style-name="P2">Lawn Mowing (Summer)</text:p>
      <text:p text:style-name="P2">Raking Leaves (Fall)</text:p>
      <text:p text:style-name="P2">Snow Shoveling (Winter)</text:p>
      <text:p text:style-name="P2"/>
      <text:p text:style-name="P2">/// PC \\\</text:p>
      <text:p text:style-name="P2">\\\ PARTS ///</text:p>
      <text:p text:style-name="P2">CPU | </text:p>
      <text:p text:style-name="P2">GPU 1 | </text:p>
      <text:p text:style-name="P2">GPU 2 | </text:p>
      <text:p text:style-name="P2">RAM | </text:p>
      <text:p text:style-name="P2">SSD 1 | </text:p>
      <text:p text:style-name="P2">SSD 2 | </text:p>
      <text:p text:style-name="P2">Mother Board | </text:p>
      <text:p text:style-name="P2">Case | </text:p>
      <text:p text:style-name="P2">Cooler | </text:p>
      <text:p text:style-name="P2">Camera | </text:p>
      <text:p text:style-name="P2">Microphone | </text:p>
      <text:p text:style-name="P2">Headphones | </text:p>
      <text:p text:style-name="P2">Speaker 1 | </text:p>
      <text:p text:style-name="P2">Speaker 2 | </text:p>
      <text:p text:style-name="P2">Keyboard | </text:p>
      <text:p text:style-name="P2">Mouse | </text:p>
      <text:p text:style-name="P2">Monitor 1 | </text:p>
      <text:p text:style-name="P2">Monitor 2 | </text:p>
      <text:p text:style-name="P2">Monitor 3 | </text:p>
      <text:p text:style-name="P2">Desk | </text:p>
      <text:p text:style-name="P2"/>
      <text:p text:style-name="P2">So I got this job at whole foods. Starting more training tomarow. Anyways tho. Hours and pay are shit. so. Lowes is hiring again. This tiome at the location at the location in wicker park. I used to work there. Tbh. Bad bitches all day. Anyways tho lmao. um. Assuming this position is actually. I don’t remember what my thogyut was. Maybe ittl come back to me. Anyways. I understand the cost of the 1 backpack.</text:p>
      <text:p text:style-name="P2"/>
      <text:p text:style-name="P2">bidet</text:p>
      <text:p text:style-name="P2">headlamp</text:p>
      <text:p text:style-name="P2">dry bags</text:p>
      <text:p text:style-name="P2">backpack</text:p>
      <text:p text:style-name="P2"/>
      <text:p text:style-name="P2">I need this backpack to weigh less than 30 pounds. </text:p>
      <text:p text:style-name="P2"/>
      <text:p text:style-name="P2">Band aids</text:p>
      <text:p text:style-name="P2"/>
      <text:p text:style-name="P2">working 3 8 hour shifts makes me roughly after tax $300 a week. I get paid bi weekly tho. Anyways. I like this formula. 3 days of work and 4 days of relax. <text:s/>Okay tho. I wont get fired if I don’t work. All I need to do is pick up sqeduals. Thats it. Also. Working those 3 days just means I hit my quota. I can work more 4 hour shifts later. Should I need the income boost. So I estimate that the technology section of the 1 backpack idea will cost about $2,500.</text:p>
      <text:p text:style-name="P2"/>
      <text:p text:style-name="P2">bro sent $35 to my dads number. However, my dad is not enrolled in zelle. We cannot enroll my dad in zelle using his phone number because zelle only allows 1 phone number per account and its already used by my mom. We can enroll my dad in zelle using his email however this only applys to future zell payments. Thus, the $35 payment from the guy is currently stuck in pending because he sent money to a non existant account. In 14 days the payment will be refunded to the guys account. Once refunded guy will have the choice to send money to my moms number or my dads email, both will be valid.</text:p>
      <text:p text:style-name="P2"/>
      <text:p text:style-name="P2">Let the guy pay for tyhis week and next week by sendingv the money to mom phone number or dads email. When he recives the refund in 14 days have him send the $35 to withewr account. </text:p>
      <text:p text:style-name="P2"/>
      <text:p text:style-name="P2">Diet | Fittness | Physique | </text:p>
      <text:p text:style-name="P2"/>
      <text:p text:style-name="P2">Aestetic | Appearance | </text:p>
      <text:p text:style-name="P2"/>
      <text:p text:style-name="P2">Sex | Weed |</text:p>
      <text:p text:style-name="P2"/>
      <text:p text:style-name="P2">Social Life | Gender | Alcohol | Sexual Orientation</text:p>
      <text:p text:style-name="P2"/>
      <text:p text:style-name="P2">Diet</text:p>
      <text:p text:style-name="P2">1. Beef</text:p>
      <text:p text:style-name="P2">2. Pork</text:p>
      <text:p text:style-name="P2">3. Sea Food</text:p>
      <text:p text:style-name="P2">4. Butter</text:p>
      <text:p text:style-name="P2">5. Salt</text:p>
      <text:p text:style-name="P2">6. Water</text:p>
      <text:p text:style-name="P2">7. Electrolights</text:p>
      <text:p text:style-name="P2"/>
      <text:p text:style-name="P2">Fittness</text:p>
      <text:p text:style-name="P2">1. Strength</text:p>
      <text:p text:style-name="P2">2. Endourance</text:p>
      <text:p text:style-name="P2">3. Stamina</text:p>
      <text:p text:style-name="P2">4. Flexability</text:p>
      <text:p text:style-name="P2">5. Balance</text:p>
      <text:p text:style-name="P2"/>
      <text:p text:style-name="P2">Physique</text:p>
      <text:p text:style-name="P2">1. Arms - Toned</text:p>
      <text:p text:style-name="P2">2. Back - Toned</text:p>
      <text:p text:style-name="P2">3. Chest - Toned</text:p>
      <text:p text:style-name="P2">4. Abs - Flat</text:p>
      <text:p text:style-name="P2">5. Glutes - Thick</text:p>
      <text:p text:style-name="P2">6. Legs – Toned</text:p>
      <text:p text:style-name="P2"/>
      <text:p text:style-name="P2">Aestetic</text:p>
      <text:p text:style-name="P2">1. Black Clothing</text:p>
      <text:p text:style-name="P2">2. Silver Jewlery</text:p>
      <text:p text:style-name="P2">3. Japanese Femanine Inspired</text:p>
      <text:p text:style-name="P2"/>
      <text:p text:style-name="P2">Appearance</text:p>
      <text:p text:style-name="P2">1. Glass Skin</text:p>
      <text:p text:style-name="P2">2. Lazer Eye Surgery</text:p>
      <text:p text:style-name="P2">3. Hunter Shaped Eye Brows</text:p>
      <text:p text:style-name="P2">4. Long Head Hair</text:p>
      <text:p text:style-name="P2">5. Waxed Body Hair</text:p>
      <text:p text:style-name="P2">6. Bleached Butt Hole</text:p>
      <text:p text:style-name="P2">7. Short Squared Finger Nails</text:p>
      <text:p text:style-name="P2">8. Short Squared Toe Nails</text:p>
      <text:p text:style-name="P2"/>
      <text:p text:style-name="P2">Sex</text:p>
      <text:p text:style-name="P2">1. Dildo</text:p>
      <text:p text:style-name="P2">2. Butt Plug</text:p>
      <text:p text:style-name="P2">3. Vibrator</text:p>
      <text:p text:style-name="P2">4. Cock Ring</text:p>
      <text:p text:style-name="P2">5. Pocket Pussy</text:p>
      <text:p text:style-name="P2">6. Pocket Bussy</text:p>
      <text:p text:style-name="P2">7. Pocket Mouth</text:p>
      <text:p text:style-name="P2">8. Lube</text:p>
      <text:p text:style-name="P2">9. Douche</text:p>
      <text:p text:style-name="P2">10. Sex Machine</text:p>
      <text:p text:style-name="P2"/>
      <text:p text:style-name="P2">Weed</text:p>
      <text:p text:style-name="P2">1. Sativa - 1 Ounce</text:p>
      <text:p text:style-name="P2">2. Indica - 1 Ounce</text:p>
      <text:p text:style-name="P2">3. Hybrid - 1 Ounce</text:p>
      <text:p text:style-name="P2">4. Vape 1 - Mighty +</text:p>
      <text:p text:style-name="P2">5. Vape 2 - Tinymight 2</text:p>
      <text:p text:style-name="P2">6. Vape 3 - Solo III</text:p>
      <text:p text:style-name="P2">7. Bong</text:p>
      <text:p text:style-name="P2">8. Grinder</text:p>
      <text:p text:style-name="P2">9. 4 Jars</text:p>
      <text:p text:style-name="P2"/>
      <text:p text:style-name="P2">ardecheda</text:p>
      <text:p text:style-name="P2">biste</text:p>
      <text:p text:style-name="P2">burgers with patato chips/fries</text:p>
      <text:p text:style-name="P2">hot dogs with patato chips/fries</text:p>
      <text:p text:style-name="P2"/>
      <text:p text:style-name="P2">chorizo con frijolez</text:p>
      <text:p text:style-name="P2"/>
      <text:p text:style-name="P2">quesadias</text:p>
      <text:p text:style-name="P2">enfrijoladas</text:p>
      <text:p text:style-name="P2">pizza</text:p>
      <text:p text:style-name="P2"/>
      <text:p text:style-name="P2">salmon</text:p>
      <text:p text:style-name="P2"/>
      <text:p text:style-name="P2">cream of chicken soup</text:p>
      <text:p text:style-name="P2"/>
      <text:p text:style-name="P2"/>
      <text:p text:style-name="P2">Wifi | $95</text:p>
      <text:p text:style-name="P2">Cell | $75</text:p>
      <text:p text:style-name="P2">Gas | $60</text:p>
      <text:p text:style-name="P2">Insurance | $50hammock tarp[</text:p>
      <text:p text:style-name="P2"/>
      <text:p text:style-name="P2">You wanna know something. I fixed my tinnitus. Nearly completely. How? Well. I mean I have guesses. Ill list them. My diet. My fitness. Cutting weed and alcohol. Any combination or accumilation of all these things cured my problem.</text:p>
      <text:p text:style-name="P2">So whats gone? Well. The buzz/hum in my left ear is gone. It comes back sometimes. Not too sure why. The beeping noise in my right ear is gone. Completely. Its come back 1 time this week. Also. My nose isnt running like before. Still is but not constant. </text:p>
      <text:p text:style-name="P2">Seems to be more allergy related now could be worng tho. The head stressed down hollow sound. Not gone but significantly redused. My ears still get clogged here and there but it clears up nicely.</text:p>
      <text:p text:style-name="P2">So yeah. Progress. I mean my diet. Litterally consist of frozen burgers with bread cheese grilled onions bacon ketchup. Im thinking about cutting the onions tho. Just doing burger bacon cheese ketchup bread. Hot dogs. Chorizo. And whatever meat my paretns happen to cook.</text:p>
      <text:p text:style-name="P2">Nearly no carbs. Still come but im continuing to cut them out. Oh. Heres and advancedment. No more portillos. Eeeee. I did it. Im done. Awesome. Now. </text:p>
      <text:p text:style-name="P2"/>
      <text:p text:style-name="P2">Burgers – salt, pepper, beef, bacon, onions, oil, cheese, butter, bread, ketchup, lettus, tomatoe, patato chips</text:p>
      <text:p text:style-name="P2">Hot Dogs – beef, bread, ketchup, patato chips</text:p>
      <text:p text:style-name="P2">Chorizo – pork, beans, tortillas</text:p>
      <text:p text:style-name="P2"/>
      <text:p text:style-name="P2">So bassically. I want to keep a log. Of everything I eat. The above 3 are my main cources. Meaning I will eat them on rotation. I know I eat whatever my parents end up cooking. As long as its beef or pork and tastes/smells/looks/feels/sounds good.</text:p>
      <text:p text:style-name="P2"/>
      <text:p text:style-name="P2">Fruits – starberries, watermelon, grapes</text:p>
      <text:p text:style-name="P2"/>
      <text:p text:style-name="P2">I think I wanna pull the trigger on the clothing gear. I have the money for it. I estimate only about $1,000. rounding down I have $2,500 so Ill be left with about $1,500. </text:p>
      <text:p text:style-name="P2"/>
      <text:p text:style-name="P2">So, ive come up with a new idea for my hair. So as I understand my hair type is wavy. What I hate about my hair is the sides. I love the top being long but hate the long sides. So my idea is to get another undercut. However im gonna do it myself bc I absolutly hate how others cut my hair.</text:p>
      <text:p text:style-name="P2">Now. The cut im going for is obiously an undercut so im thinking about cutting from just about where my eyebrow peak is. Going all the way around with a slight dip twords the back. The hair length from the connection point will be.</text:p>
      <text:p text:style-name="P2">4 inches from the peak on the back. To 3 inches along side it to 2 inches for ear sections to again 3 inches for sideburns. My bangs will split down the middle and form 2 long statement pieces. </text:p>
      <text:p text:style-name="P2">The idea is to make it look like I don’t even have an undercut. To have my hair length cover all of it. The finsihing touches are to dye my hair platinum silver along with shaving all my undercut hair. I want that sharp contrast between my head and undercut hair.</text:p>
      <text:p text:style-name="P2">Bc my natural hair is so wavy I see no point in trying to alter it to be pin straight so why not embrace it. </text:p>
      <text:p text:style-name="P2"/>
      <text:p text:style-name="P2">So my laptop right. I need to figure out what im gonna do about storage and ram. For storage a 250gb boot drive is plenty. Also for installing my dot files. So I guess thats fine. Ram. See. One of my main goals is to stop playing video games bs they just waste my time. </text:p>
      <text:p text:style-name="P2">I don’t want to get a laptop capable of playing games to limit that trigger. However. In my reasearch ive discovered that the 5 ultra cpu is capable of playing overwatch 2 at 60fps. Also also the only other gaem I play is wizard 101. I really fell out of favor with minecraft.</text:p>
      <text:p text:style-name="P2">Maybe if I had people to play with id be fun but yeah. Apex is ass. Geometry Dash is whatever. Im not into grinding all the custom levels. Gta5 is whatever. I gues its fun to revisit now and again but it gets old fast. </text:p>
      <text:p text:style-name="P2">So basically Overwatch is playable and so is wizard 101. in order for those games to work properly I need lots of ram. I have 32gb on my pc and ow2 takes up 10+. Wizard 101 takes nothing. </text:p>
      <text:p text:style-name="P2">The laptop configuration im leaning twords is the 8gb model for the sole purpose I don’t use any more. Ever since sqitching all my daily work to terminal based applications I have no need for so much ram. If I really want to continue wasting my time playing games I need to </text:p>
      <text:p text:style-name="P2">spend money on at least 16gb of ram. IDK man. Im still just thinkging about 8gb. I really need to cut out my gaming addiction. Its not good for me. </text:p>
      <text:p text:style-name="P2"/>
      <text:p text:style-name="P2">Friends? Social Life? Family? IDK. I havent had friends in so long I have no idea how to even begin. I don’t so “normie” things. I don’t watch shows/movies. I don’t listen to music. I don’t play video gamnes. I don’t consume content. </text:p>
      <text:p text:style-name="P2"/>
      <text:p text:style-name="P2">All I do is </text:p>
      <text:p text:style-name="P2"/>
      <text:p text:style-name="P2">Reasearch technology/privacy/security topics. Listen to EDM music. Play Overwatch 2 and Wizard 101. Work on coding/programing projects. </text:p>
      <text:p text:style-name="P2"/>
      <text:p text:style-name="P2">My faviorte shows of all time are Mr.Robot and Dark</text:p>
      <text:p text:style-name="P2"/>
      <text:p text:style-name="P1">So. bc the endgame for my diet is beef pork and sea food. Im all for eating burgers to satasfie my beef intake. Chorizo is fire for my pork intake and as for sea food. I enjoy salmon.</text:p>
      <text:p text:style-name="P4"/>
      <text:p text:style-name="P3">Solar Panel | <text:span text:style-name="T2">Generic</text:span> = ~ <text:span text:style-name="T2">$100</text:span></text:p>
      <text:p text:style-name="P3"/>
      <text:p text:style-name="P6">So. The whole idea of the 1 backpack is everything needed for my survival.</text:p>
      <text:p text:style-name="P6"/>
      <text:p text:style-name="P6">My catagories being Technology Clothing Water Sleep Kitchen Bathroom. That being it is it really what I want. Bc I got to keep it 100</text:p>
      <text:p text:style-name="P6">with you. Kitchen and sleep seem beyond the scope of my current situation. </text:p>
      <text:p text:style-name="P6"/>
      <text:p text:style-name="P7">So. Heres my issue. I want to cut out sleeping bag/mat and tarp and hammock and pillow. See. I wont be camping or hiking. That type of </text:p>
      <text:p text:style-name="P7">adventure isnt for me. At least not right now. Maybe in the future but not now. </text:p>
      <text:p text:style-name="P7"/>
      <text:p text:style-name="P5"><text:span text:style-name="T3">/// TECHNOLOGY \\\</text:span> <text:s/>= ~ $2,000</text:p>
      <text:p text:style-name="P11">\\\ DEVICES ///</text:p>
      <text:p text:style-name="P5">Mini PC | Raspberry Pi 5 = ~ $80</text:p>
      <text:p text:style-name="P5">Laptop | Novacustom NV54 = ~ $1,500</text:p>
      <text:p text:style-name="P11">\\\ ACCESSORIES ///</text:p>
      <text:p text:style-name="P5">Earbuds | Apple EarPods = ~ $20</text:p>
      <text:p text:style-name="P5">Ethernet Cable | PPA 10 Ft. Cat 6 = ~ $10</text:p>
      <text:p text:style-name="P11">\\\ CHARGING ///</text:p>
      <text:p text:style-name="P5">Power Bank | Anker 737 = ~ $120</text:p>
      <text:p text:style-name="P11">\\\ STORAGE ///</text:p>
      <text:p text:style-name="P5">Micro SD Card #1 | Micro Center 1TB = ~ $65</text:p>
      <text:p text:style-name="P5">Micro SD Card #2 | Micro Center 32GB = ~ $5</text:p>
      <text:p text:style-name="P11">\\\ SECURITY ///</text:p>
      <text:p text:style-name="P5">Authentication Key | Yubico 5 Nano = ~ $60</text:p>
      <text:p text:style-name="P5"/>
      <text:p text:style-name="P5"><text:span text:style-name="T3">/// CLOTHING \\\</text:span> = ~ $1,000</text:p>
      <text:p text:style-name="P11">\\\ SHELL LAYER ///</text:p>
      <text:p text:style-name="P5">Jacket | Boulder Gear = ~ $70</text:p>
      <text:p text:style-name="P11">\\\ MID LAYER ///</text:p>
      <text:p text:style-name="P5">Sun Glasses | Goodr = ~ $25</text:p>
      <text:p text:style-name="P5">Hoodie | The North Face = ~ $85</text:p>
      <text:p text:style-name="P5">Joggers | The North Face = ~ $85</text:p>
      <text:p text:style-name="P5">Heavy Duty Gloves | Kinco = ~ $60</text:p>
      <text:p text:style-name="P5">Running Shoes | Altra = ~ $130</text:p>
      <text:p text:style-name="P11">\\\ BASE LAYER ///</text:p>
      <text:p text:style-name="P5">Merino Wool Balaclava | CRT = ~ $50</text:p>
      <text:p text:style-name="P5">Merino Wool Long Sleeve Shirt | REI Co-op = ~ $80</text:p>
      <text:p text:style-name="P5">Merino Wool Short Sleeve Shirt | REI Co-op = ~ $70</text:p>
      <text:p text:style-name="P5">Merino Wool Gloves | CRT = ~ $35</text:p>
      <text:p text:style-name="P5">Merino Wool Boxers | Smartwool = ~ $35</text:p>
      <text:p text:style-name="P5">Merino Wool Pant | Smartwool = ~ $150</text:p>
      <text:p text:style-name="P5">Merino Wool Short | Smartwool = ~ $65</text:p>
      <text:p text:style-name="P5">Merino Wool Socks | Darn Tough = ~ $20</text:p>
      <text:p text:style-name="P5"/>
      <text:p text:style-name="P5"><text:span text:style-name="T3">/// WATER \\\</text:span> = ~ $200</text:p>
      <text:p text:style-name="P5">Filter/Bottle | Grayl Geopress Titanium = ~ $200</text:p>
      <text:p text:style-name="P5"/>
      <text:p text:style-name="P5"><text:span text:style-name="T3">/// SLEEP \\\</text:span> = ~ $800</text:p>
      <text:p text:style-name="P5">Sleeping Bag | Spark 45F Down = ~ $380</text:p>
      <text:p text:style-name="P5">Sleeping Mat | Sea To Summit Ether Light XT Extreme = ~ $250</text:p>
      <text:p text:style-name="P5">Tarp | Generic = ~ $30</text:p>
      <text:p text:style-name="P5">Hammock | ENO SingleNest = ~ $55</text:p>
      <text:p text:style-name="P5">Ear Plugs | Generic = ~ $20</text:p>
      <text:p text:style-name="P5">Eye Shade | Generic = ~ $20</text:p>
      <text:p text:style-name="P5">Pillow | Generic = ~ $20</text:p>
      <text:p text:style-name="P5"/>
      <text:p text:style-name="P11">/// BATHROOM \\\</text:p>
      <text:p text:style-name="P5">Nail Clipper | </text:p>
      <text:p text:style-name="P5">Razor | </text:p>
      <text:p text:style-name="P5"><text:soft-page-break/>Scrubber | </text:p>
      <text:p text:style-name="P5">Towel | </text:p>
      <text:p text:style-name="P8"/>
      <text:p text:style-name="P11">/// KITCHEN \\\</text:p>
      <text:p text:style-name="P5">Multi Utensil Kit | </text:p>
      <text:p text:style-name="P5">Pot | </text:p>
      <text:p text:style-name="P5">Portable Stove | </text:p>
      <text:p text:style-name="P5"/>
      <text:p text:style-name="P5">/// BILLS \\\</text:p>
      <text:p text:style-name="P5">\\\ <text:span text:style-name="T4">BATHROOM</text:span> ///</text:p>
      <text:p text:style-name="P8">Tooth Paste | </text:p>
      <text:p text:style-name="P8">Tooth Brush | </text:p>
      <text:p text:style-name="P8">Floss <text:span text:style-name="T5">| </text:span></text:p>
      <text:p text:style-name="P8">Chap Stick <text:span text:style-name="T5">|</text:span></text:p>
      <text:p text:style-name="P8">Sunscreen | </text:p>
      <text:p text:style-name="P8">Moisterizer | </text:p>
      <text:p text:style-name="P8">Tissues | </text:p>
      <text:p text:style-name="P8">Conditioner | </text:p>
      <text:p text:style-name="P8">Cleanser | </text:p>
      <text:p text:style-name="P8">Body Wash | </text:p>
      <text:p text:style-name="P8">Deorderant | </text:p>
      <text:p text:style-name="P8">Toilet Paper <text:span text:style-name="T6">| </text:span></text:p>
      <text:p text:style-name="P5">\\\ <text:span text:style-name="T4">KITCHEN</text:span> ///</text:p>
      <text:p text:style-name="P8">Soap | </text:p>
      <text:p text:style-name="P8">Sponge | </text:p>
      <text:p text:style-name="P8">Propane | </text:p>
      <text:p text:style-name="P8">Waste Bags | </text:p>
      <text:p text:style-name="P5">\\\ INTERNET ///</text:p>
      <text:p text:style-name="P8">Sim Card <text:span text:style-name="T7">#1 </text:span>| $<text:span text:style-name="T7">15</text:span></text:p>
      <text:p text:style-name="P8">Sim Card <text:span text:style-name="T7">#2 </text:span>| $<text:span text:style-name="T7">15</text:span></text:p>
      <text:p text:style-name="P5">\\\ FOOD ///</text:p>
      <text:p text:style-name="P8">Beef | </text:p>
      <text:p text:style-name="P8">Pork | </text:p>
      <text:p text:style-name="P8">Sea Food | </text:p>
      <text:p text:style-name="P8">Butter | </text:p>
      <text:p text:style-name="P8">Salt | </text:p>
      <text:p text:style-name="P8">Electrolights | </text:p>
      <text:p text:style-name="P8"/>
      <text:p text:style-name="P9">So. one of my alts just talked to me. He picked up the miror and basssically told me that he wont live here and that this fiasco that im trying to do isnt worth it bc my family isnt worth it. \</text:p>
      <text:p text:style-name="P9">How ddi this happen.I went through ym spotify music. Dating back to 2021. All those memories. Some of which id rather forget but damn they genuenly kinda pissed me off. </text:p>
      <text:p text:style-name="P9">Back to him tho. Is he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Iosevka NF" svg:font-family="'Iosevka NF'"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FreeSans1" style:font-family-asian="Free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FreeSans1" style:font-family-asian="Free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5-22T16:02:42.239198412</dc:date>
    <meta:editing-duration>P8DT9H52M29S</meta:editing-duration>
    <meta:editing-cycles>586</meta:editing-cycles>
    <meta:generator>LibreOffice/7.6.6.3$Linux_X86_64 LibreOffice_project/60$Build-3</meta:generator>
    <meta:document-statistic meta:table-count="0" meta:image-count="0" meta:object-count="0" meta:page-count="7" meta:paragraph-count="1001" meta:word-count="22820" meta:character-count="120374" meta:non-whitespace-character-count="98136"/>
  </office:meta>
</office:document-meta>
</file>